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A000001C043B50F3FE1117322.png" manifest:media-type="image/png"/>
  <manifest:file-entry manifest:full-path="Pictures/10000001000002AA000002902BCC7793F2DAF7A6.png" manifest:media-type="image/png"/>
  <manifest:file-entry manifest:full-path="Pictures/10000001000002BD000002F567B00B86029B20BE.png" manifest:media-type="image/png"/>
  <manifest:file-entry manifest:full-path="Pictures/100000010000038E0000006E2125214D392BCDCD.png" manifest:media-type="image/png"/>
  <manifest:file-entry manifest:full-path="Pictures/10000001000002CE000002C4EA3E3A09DD1B05B2.png" manifest:media-type="image/png"/>
  <manifest:file-entry manifest:full-path="Pictures/100000010000038D00000096FAACE08501F8647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Droid Sans Mono" svg:font-family="'Droid Sans Mono', 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0.5pt solid #b20d21" style:writing-mode="lr-tb"/>
    </style:style>
    <style:style style:name="Table1.B1" style:family="table-cell">
      <style:table-cell-properties style:vertical-align="middle" fo:padding-left="0.0194in" fo:padding-right="0.0194in" fo:padding-top="0in" fo:padding-bottom="0in" fo:border="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2" style:family="table">
      <style:table-properties style:width="3.2319in" fo:margin-left="1.4396in" table:align="left"/>
    </style:style>
    <style:style style:name="Table2.A" style:family="table-column">
      <style:table-column-properties style:column-width="3.2319in"/>
    </style:style>
    <style:style style:name="Table2.1" style:family="table-row">
      <style:table-row-properties style:min-row-height="2.7465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3.191in" fo:margin-left="1.4771in" table:align="left"/>
    </style:style>
    <style:style style:name="Table3.A" style:family="table-column">
      <style:table-column-properties style:column-width="3.191in"/>
    </style:style>
    <style:style style:name="Table3.1" style:family="table-row">
      <style:table-row-properties style:min-row-height="3.191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4.8771in" fo:margin-left="1.0701in" table:align="left"/>
    </style:style>
    <style:style style:name="Table4.A" style:family="table-column">
      <style:table-column-properties style:column-width="4.8771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3.9431in" fo:margin-left="1.2215in" table:align="left"/>
    </style:style>
    <style:style style:name="Table5.A" style:family="table-column">
      <style:table-column-properties style:column-width="3.9431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7.0743in" fo:margin-left="-0.0819in" table:align="left"/>
    </style:style>
    <style:style style:name="Table6.A" style:family="table-column">
      <style:table-column-properties style:column-width="7.0743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7.0743in" fo:margin-left="-0.0819in" table:align="left"/>
    </style:style>
    <style:style style:name="Table7.A" style:family="table-column">
      <style:table-column-properties style:column-width="7.0743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7.0292in" fo:margin-left="-0.0819in" table:align="left"/>
    </style:style>
    <style:style style:name="Table8.A" style:family="table-column">
      <style:table-column-properties style:column-width="7.0292in"/>
    </style:style>
    <style:style style:name="Table8.1" style:family="table-row">
      <style:table-row-properties style:min-row-height="0.3861in" style:use-optimal-row-height="false"/>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7.0292in" fo:margin-left="-0.0819in" table:align="left"/>
    </style:style>
    <style:style style:name="Table9.A" style:family="table-column">
      <style:table-column-properties style:column-width="7.0292in"/>
    </style:style>
    <style:style style:name="Table9.1" style:family="table-row">
      <style:table-row-properties style:min-row-height="0.3861in" style:use-optimal-row-height="false"/>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9424in" fo:margin-left="0in" table:align="left"/>
    </style:style>
    <style:style style:name="Table10.A" style:family="table-column">
      <style:table-column-properties style:column-width="6.9424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7924in" fo:margin-left="0in" table:align="left"/>
    </style:style>
    <style:style style:name="Table11.A" style:family="table-column">
      <style:table-column-properties style:column-width="0.9604in"/>
    </style:style>
    <style:style style:name="Table11.B" style:family="table-column">
      <style:table-column-properties style:column-width="1.8944in"/>
    </style:style>
    <style:style style:name="Table11.C" style:family="table-column">
      <style:table-column-properties style:column-width="1.8701in"/>
    </style:style>
    <style:style style:name="Table11.D" style:family="table-column">
      <style:table-column-properties style:column-width="2.0674in"/>
    </style:style>
    <style:style style:name="Table11.1" style:family="table-row">
      <style:table-row-properties style:min-row-height="0.2083in" style:use-optimal-row-height="false"/>
    </style:style>
    <style:style style:name="Table11.A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B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C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D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3" style:family="table-cell">
      <style:table-cell-properties fo:padding-left="0.075in" fo:padding-right="0.075in" fo:padding-top="0in" fo:padding-bottom="0in" fo:border="none" fo:wrap-option="no-wrap" style:writing-mode="lr-tb"/>
    </style:style>
    <style:style style:name="Table11.B3" style:family="table-cell">
      <style:table-cell-properties fo:padding-left="0.075in" fo:padding-right="0.075in" fo:padding-top="0in" fo:padding-bottom="0in" fo:border="none" fo:wrap-option="no-wrap" style:writing-mode="lr-tb"/>
    </style:style>
    <style:style style:name="Table11.C3" style:family="table-cell">
      <style:table-cell-properties fo:padding-left="0.075in" fo:padding-right="0.075in" fo:padding-top="0in" fo:padding-bottom="0in" fo:border="none" fo:wrap-option="no-wrap" style:writing-mode="lr-tb"/>
    </style:style>
    <style:style style:name="Table11.D3" style:family="table-cell">
      <style:table-cell-properties fo:padding-left="0.075in" fo:padding-right="0.075in" fo:padding-top="0in" fo:padding-bottom="0in" fo:border="none" fo:wrap-option="no-wrap" style:writing-mode="lr-tb"/>
    </style:style>
    <style:style style:name="Table11.A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5" style:family="table-cell">
      <style:table-cell-properties fo:padding-left="0.075in" fo:padding-right="0.075in" fo:padding-top="0in" fo:padding-bottom="0in" fo:border="none" fo:wrap-option="no-wrap" style:writing-mode="lr-tb"/>
    </style:style>
    <style:style style:name="Table11.B5" style:family="table-cell">
      <style:table-cell-properties fo:padding-left="0.075in" fo:padding-right="0.075in" fo:padding-top="0in" fo:padding-bottom="0in" fo:border="none" fo:wrap-option="no-wrap" style:writing-mode="lr-tb"/>
    </style:style>
    <style:style style:name="Table11.C5" style:family="table-cell">
      <style:table-cell-properties fo:padding-left="0.075in" fo:padding-right="0.075in" fo:padding-top="0in" fo:padding-bottom="0in" fo:border="none" fo:wrap-option="no-wrap" style:writing-mode="lr-tb"/>
    </style:style>
    <style:style style:name="Table11.D5" style:family="table-cell">
      <style:table-cell-properties fo:padding-left="0.075in" fo:padding-right="0.075in" fo:padding-top="0in" fo:padding-bottom="0in" fo:border="none" fo:wrap-option="no-wrap" style:writing-mode="lr-tb"/>
    </style:style>
    <style:style style:name="Table11.A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7" style:family="table-cell">
      <style:table-cell-properties fo:padding-left="0.075in" fo:padding-right="0.075in" fo:padding-top="0in" fo:padding-bottom="0in" fo:border="none" fo:wrap-option="no-wrap" style:writing-mode="lr-tb"/>
    </style:style>
    <style:style style:name="Table11.B7" style:family="table-cell">
      <style:table-cell-properties fo:padding-left="0.075in" fo:padding-right="0.075in" fo:padding-top="0in" fo:padding-bottom="0in" fo:border="none" fo:wrap-option="no-wrap" style:writing-mode="lr-tb"/>
    </style:style>
    <style:style style:name="Table11.C7" style:family="table-cell">
      <style:table-cell-properties fo:padding-left="0.075in" fo:padding-right="0.075in" fo:padding-top="0in" fo:padding-bottom="0in" fo:border="none" fo:wrap-option="no-wrap" style:writing-mode="lr-tb"/>
    </style:style>
    <style:style style:name="Table11.D7" style:family="table-cell">
      <style:table-cell-properties fo:padding-left="0.075in" fo:padding-right="0.075in" fo:padding-top="0in" fo:padding-bottom="0in" fo:border="none" fo:wrap-option="no-wrap" style:writing-mode="lr-tb"/>
    </style:style>
    <style:style style:name="Table11.A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9" style:family="table-cell">
      <style:table-cell-properties fo:padding-left="0.075in" fo:padding-right="0.075in" fo:padding-top="0in" fo:padding-bottom="0in" fo:border="none" fo:wrap-option="no-wrap" style:writing-mode="lr-tb"/>
    </style:style>
    <style:style style:name="Table11.B9" style:family="table-cell">
      <style:table-cell-properties fo:padding-left="0.075in" fo:padding-right="0.075in" fo:padding-top="0in" fo:padding-bottom="0in" fo:border="none" fo:wrap-option="no-wrap" style:writing-mode="lr-tb"/>
    </style:style>
    <style:style style:name="Table11.C9" style:family="table-cell">
      <style:table-cell-properties fo:padding-left="0.075in" fo:padding-right="0.075in" fo:padding-top="0in" fo:padding-bottom="0in" fo:border="none" fo:wrap-option="no-wrap" style:writing-mode="lr-tb"/>
    </style:style>
    <style:style style:name="Table11.D9" style:family="table-cell">
      <style:table-cell-properties fo:padding-left="0.075in" fo:padding-right="0.075in" fo:padding-top="0in" fo:padding-bottom="0in" fo:border="none" fo:wrap-option="no-wrap" style:writing-mode="lr-tb"/>
    </style:style>
    <style:style style:name="Table11.A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1" style:family="table-cell">
      <style:table-cell-properties fo:padding-left="0.075in" fo:padding-right="0.075in" fo:padding-top="0in" fo:padding-bottom="0in" fo:border="none" fo:wrap-option="no-wrap" style:writing-mode="lr-tb"/>
    </style:style>
    <style:style style:name="Table11.B11" style:family="table-cell">
      <style:table-cell-properties fo:padding-left="0.075in" fo:padding-right="0.075in" fo:padding-top="0in" fo:padding-bottom="0in" fo:border="none" fo:wrap-option="no-wrap" style:writing-mode="lr-tb"/>
    </style:style>
    <style:style style:name="Table11.C11" style:family="table-cell">
      <style:table-cell-properties fo:padding-left="0.075in" fo:padding-right="0.075in" fo:padding-top="0in" fo:padding-bottom="0in" fo:border="none" fo:wrap-option="no-wrap" style:writing-mode="lr-tb"/>
    </style:style>
    <style:style style:name="Table11.D11" style:family="table-cell">
      <style:table-cell-properties fo:padding-left="0.075in" fo:padding-right="0.075in" fo:padding-top="0in" fo:padding-bottom="0in" fo:border="none" fo:wrap-option="no-wrap" style:writing-mode="lr-tb"/>
    </style:style>
    <style:style style:name="Table11.A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3" style:family="table-cell">
      <style:table-cell-properties fo:padding-left="0.075in" fo:padding-right="0.075in" fo:padding-top="0in" fo:padding-bottom="0in" fo:border="none" fo:wrap-option="no-wrap" style:writing-mode="lr-tb"/>
    </style:style>
    <style:style style:name="Table11.B13" style:family="table-cell">
      <style:table-cell-properties fo:padding-left="0.075in" fo:padding-right="0.075in" fo:padding-top="0in" fo:padding-bottom="0in" fo:border="none" fo:wrap-option="no-wrap" style:writing-mode="lr-tb"/>
    </style:style>
    <style:style style:name="Table11.C13" style:family="table-cell">
      <style:table-cell-properties fo:padding-left="0.075in" fo:padding-right="0.075in" fo:padding-top="0in" fo:padding-bottom="0in" fo:border="none" fo:wrap-option="no-wrap" style:writing-mode="lr-tb"/>
    </style:style>
    <style:style style:name="Table11.D13" style:family="table-cell">
      <style:table-cell-properties fo:padding-left="0.075in" fo:padding-right="0.075in" fo:padding-top="0in" fo:padding-bottom="0in" fo:border="none" fo:wrap-option="no-wrap" style:writing-mode="lr-tb"/>
    </style:style>
    <style:style style:name="Table11.A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B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C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D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 style:family="table">
      <style:table-properties style:width="6.7924in" fo:margin-left="0in" table:align="left"/>
    </style:style>
    <style:style style:name="Table11.A" style:family="table-column">
      <style:table-column-properties style:column-width="0.9604in"/>
    </style:style>
    <style:style style:name="Table11.B" style:family="table-column">
      <style:table-column-properties style:column-width="1.8944in"/>
    </style:style>
    <style:style style:name="Table11.C" style:family="table-column">
      <style:table-column-properties style:column-width="1.8701in"/>
    </style:style>
    <style:style style:name="Table11.D" style:family="table-column">
      <style:table-column-properties style:column-width="2.0674in"/>
    </style:style>
    <style:style style:name="Table11.1" style:family="table-row">
      <style:table-row-properties style:min-row-height="0.2083in" style:use-optimal-row-height="false"/>
    </style:style>
    <style:style style:name="Table11.A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B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C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D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3" style:family="table-cell">
      <style:table-cell-properties fo:padding-left="0.075in" fo:padding-right="0.075in" fo:padding-top="0in" fo:padding-bottom="0in" fo:border="none" fo:wrap-option="no-wrap" style:writing-mode="lr-tb"/>
    </style:style>
    <style:style style:name="Table11.B3" style:family="table-cell">
      <style:table-cell-properties fo:padding-left="0.075in" fo:padding-right="0.075in" fo:padding-top="0in" fo:padding-bottom="0in" fo:border="none" fo:wrap-option="no-wrap" style:writing-mode="lr-tb"/>
    </style:style>
    <style:style style:name="Table11.C3" style:family="table-cell">
      <style:table-cell-properties fo:padding-left="0.075in" fo:padding-right="0.075in" fo:padding-top="0in" fo:padding-bottom="0in" fo:border="none" fo:wrap-option="no-wrap" style:writing-mode="lr-tb"/>
    </style:style>
    <style:style style:name="Table11.D3" style:family="table-cell">
      <style:table-cell-properties fo:padding-left="0.075in" fo:padding-right="0.075in" fo:padding-top="0in" fo:padding-bottom="0in" fo:border="none" fo:wrap-option="no-wrap" style:writing-mode="lr-tb"/>
    </style:style>
    <style:style style:name="Table11.A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5" style:family="table-cell">
      <style:table-cell-properties fo:padding-left="0.075in" fo:padding-right="0.075in" fo:padding-top="0in" fo:padding-bottom="0in" fo:border="none" fo:wrap-option="no-wrap" style:writing-mode="lr-tb"/>
    </style:style>
    <style:style style:name="Table11.B5" style:family="table-cell">
      <style:table-cell-properties fo:padding-left="0.075in" fo:padding-right="0.075in" fo:padding-top="0in" fo:padding-bottom="0in" fo:border="none" fo:wrap-option="no-wrap" style:writing-mode="lr-tb"/>
    </style:style>
    <style:style style:name="Table11.C5" style:family="table-cell">
      <style:table-cell-properties fo:padding-left="0.075in" fo:padding-right="0.075in" fo:padding-top="0in" fo:padding-bottom="0in" fo:border="none" fo:wrap-option="no-wrap" style:writing-mode="lr-tb"/>
    </style:style>
    <style:style style:name="Table11.D5" style:family="table-cell">
      <style:table-cell-properties fo:padding-left="0.075in" fo:padding-right="0.075in" fo:padding-top="0in" fo:padding-bottom="0in" fo:border="none" fo:wrap-option="no-wrap" style:writing-mode="lr-tb"/>
    </style:style>
    <style:style style:name="Table11.A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7" style:family="table-cell">
      <style:table-cell-properties fo:padding-left="0.075in" fo:padding-right="0.075in" fo:padding-top="0in" fo:padding-bottom="0in" fo:border="none" fo:wrap-option="no-wrap" style:writing-mode="lr-tb"/>
    </style:style>
    <style:style style:name="Table11.B7" style:family="table-cell">
      <style:table-cell-properties fo:padding-left="0.075in" fo:padding-right="0.075in" fo:padding-top="0in" fo:padding-bottom="0in" fo:border="none" fo:wrap-option="no-wrap" style:writing-mode="lr-tb"/>
    </style:style>
    <style:style style:name="Table11.C7" style:family="table-cell">
      <style:table-cell-properties fo:padding-left="0.075in" fo:padding-right="0.075in" fo:padding-top="0in" fo:padding-bottom="0in" fo:border="none" fo:wrap-option="no-wrap" style:writing-mode="lr-tb"/>
    </style:style>
    <style:style style:name="Table11.D7" style:family="table-cell">
      <style:table-cell-properties fo:padding-left="0.075in" fo:padding-right="0.075in" fo:padding-top="0in" fo:padding-bottom="0in" fo:border="none" fo:wrap-option="no-wrap" style:writing-mode="lr-tb"/>
    </style:style>
    <style:style style:name="Table11.A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9" style:family="table-cell">
      <style:table-cell-properties fo:padding-left="0.075in" fo:padding-right="0.075in" fo:padding-top="0in" fo:padding-bottom="0in" fo:border="none" fo:wrap-option="no-wrap" style:writing-mode="lr-tb"/>
    </style:style>
    <style:style style:name="Table11.B9" style:family="table-cell">
      <style:table-cell-properties fo:padding-left="0.075in" fo:padding-right="0.075in" fo:padding-top="0in" fo:padding-bottom="0in" fo:border="none" fo:wrap-option="no-wrap" style:writing-mode="lr-tb"/>
    </style:style>
    <style:style style:name="Table11.C9" style:family="table-cell">
      <style:table-cell-properties fo:padding-left="0.075in" fo:padding-right="0.075in" fo:padding-top="0in" fo:padding-bottom="0in" fo:border="none" fo:wrap-option="no-wrap" style:writing-mode="lr-tb"/>
    </style:style>
    <style:style style:name="Table11.D9" style:family="table-cell">
      <style:table-cell-properties fo:padding-left="0.075in" fo:padding-right="0.075in" fo:padding-top="0in" fo:padding-bottom="0in" fo:border="none" fo:wrap-option="no-wrap" style:writing-mode="lr-tb"/>
    </style:style>
    <style:style style:name="Table11.A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1" style:family="table-cell">
      <style:table-cell-properties fo:padding-left="0.075in" fo:padding-right="0.075in" fo:padding-top="0in" fo:padding-bottom="0in" fo:border="none" fo:wrap-option="no-wrap" style:writing-mode="lr-tb"/>
    </style:style>
    <style:style style:name="Table11.B11" style:family="table-cell">
      <style:table-cell-properties fo:padding-left="0.075in" fo:padding-right="0.075in" fo:padding-top="0in" fo:padding-bottom="0in" fo:border="none" fo:wrap-option="no-wrap" style:writing-mode="lr-tb"/>
    </style:style>
    <style:style style:name="Table11.C11" style:family="table-cell">
      <style:table-cell-properties fo:padding-left="0.075in" fo:padding-right="0.075in" fo:padding-top="0in" fo:padding-bottom="0in" fo:border="none" fo:wrap-option="no-wrap" style:writing-mode="lr-tb"/>
    </style:style>
    <style:style style:name="Table11.D11" style:family="table-cell">
      <style:table-cell-properties fo:padding-left="0.075in" fo:padding-right="0.075in" fo:padding-top="0in" fo:padding-bottom="0in" fo:border="none" fo:wrap-option="no-wrap" style:writing-mode="lr-tb"/>
    </style:style>
    <style:style style:name="Table11.A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3" style:family="table-cell">
      <style:table-cell-properties fo:padding-left="0.075in" fo:padding-right="0.075in" fo:padding-top="0in" fo:padding-bottom="0in" fo:border="none" fo:wrap-option="no-wrap" style:writing-mode="lr-tb"/>
    </style:style>
    <style:style style:name="Table11.B13" style:family="table-cell">
      <style:table-cell-properties fo:padding-left="0.075in" fo:padding-right="0.075in" fo:padding-top="0in" fo:padding-bottom="0in" fo:border="none" fo:wrap-option="no-wrap" style:writing-mode="lr-tb"/>
    </style:style>
    <style:style style:name="Table11.C13" style:family="table-cell">
      <style:table-cell-properties fo:padding-left="0.075in" fo:padding-right="0.075in" fo:padding-top="0in" fo:padding-bottom="0in" fo:border="none" fo:wrap-option="no-wrap" style:writing-mode="lr-tb"/>
    </style:style>
    <style:style style:name="Table11.D13" style:family="table-cell">
      <style:table-cell-properties fo:padding-left="0.075in" fo:padding-right="0.075in" fo:padding-top="0in" fo:padding-bottom="0in" fo:border="none" fo:wrap-option="no-wrap" style:writing-mode="lr-tb"/>
    </style:style>
    <style:style style:name="Table11.A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B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C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D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2" style:family="table">
      <style:table-properties style:width="7.0292in" fo:margin-left="-0.0819in" table:align="left"/>
    </style:style>
    <style:style style:name="Table12.A" style:family="table-column">
      <style:table-column-properties style:column-width="7.0292in"/>
    </style:style>
    <style:style style:name="Table12.1" style:family="table-row">
      <style:table-row-properties style:min-row-height="0.3861in" style:use-optimal-row-height="false"/>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7.0472in" fo:margin-left="-0.075in" table:align="left"/>
    </style:style>
    <style:style style:name="Table13.A" style:family="table-column">
      <style:table-column-properties style:column-width="7.0472in"/>
    </style:style>
    <style:style style:name="Table13.A1" style:family="table-cell">
      <style:table-cell-properties fo:padding-left="0.075in" fo:padding-right="0.075in" fo:padding-top="0in" fo:padding-bottom="0in" fo:border="none" style:writing-mode="lr-tb"/>
    </style:style>
    <style:style style:name="Table13.2" style:family="table-row">
      <style:table-row-properties style:min-row-height="3.1688in" style:use-optimal-row-height="false"/>
    </style:style>
    <style:style style:name="Table14" style:family="table">
      <style:table-properties style:width="6.4972in" fo:margin-left="0in" table:align="left"/>
    </style:style>
    <style:style style:name="Table14.A" style:family="table-column">
      <style:table-column-properties style:column-width="0.9604in"/>
    </style:style>
    <style:style style:name="Table14.B" style:family="table-column">
      <style:table-column-properties style:column-width="2.6819in"/>
    </style:style>
    <style:style style:name="Table14.C" style:family="table-column">
      <style:table-column-properties style:column-width="2.8549in"/>
    </style:style>
    <style:style style:name="Table14.1" style:family="table-row">
      <style:table-row-properties style:min-row-height="0.2083in"/>
    </style:style>
    <style:style style:name="Table14.A1" style:family="table-cell">
      <style:table-cell-properties fo:padding-left="0.075in" fo:padding-right="0.075in" fo:padding-top="0in" fo:padding-bottom="0in" fo:border-left="none" fo:border-right="none" fo:border-top="1pt solid #000000" fo:border-bottom="1pt solid #000000" style:writing-mode="lr-tb"/>
    </style:style>
    <style:style style:name="Table14.A2" style:family="table-cell">
      <style:table-cell-properties fo:padding-left="0.075in" fo:padding-right="0.075in" fo:padding-top="0in" fo:padding-bottom="0in" fo:border="none" style:writing-mode="lr-tb"/>
    </style:style>
    <style:style style:name="Table14.B3" style:family="table-cell">
      <style:table-cell-properties fo:background-color="#c0c0c0" fo:padding-left="0.075in" fo:padding-right="0.075in" fo:padding-top="0in" fo:padding-bottom="0in" fo:border="none" style:writing-mode="lr-tb">
        <style:background-image/>
      </style:table-cell-properties>
    </style:style>
    <style:style style:name="Table14.A5" style:family="table-cell">
      <style:table-cell-properties fo:padding-left="0.075in" fo:padding-right="0.075in" fo:padding-top="0in" fo:padding-bottom="0in" fo:border-left="none" fo:border-right="none" fo:border-top="none" fo:border-bottom="1pt solid #000000" style:writing-mode="lr-tb"/>
    </style:style>
    <style:style style:name="Table14.B5" style:family="table-cell">
      <style:table-cell-properties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Table14" style:family="table">
      <style:table-properties style:width="6.4972in" fo:margin-left="0in" table:align="left"/>
    </style:style>
    <style:style style:name="Table14.A" style:family="table-column">
      <style:table-column-properties style:column-width="0.9604in"/>
    </style:style>
    <style:style style:name="Table14.B" style:family="table-column">
      <style:table-column-properties style:column-width="2.6819in"/>
    </style:style>
    <style:style style:name="Table14.C" style:family="table-column">
      <style:table-column-properties style:column-width="2.8549in"/>
    </style:style>
    <style:style style:name="Table14.1" style:family="table-row">
      <style:table-row-properties style:min-row-height="0.2083in"/>
    </style:style>
    <style:style style:name="Table14.A1" style:family="table-cell">
      <style:table-cell-properties fo:padding-left="0.075in" fo:padding-right="0.075in" fo:padding-top="0in" fo:padding-bottom="0in" fo:border-left="none" fo:border-right="none" fo:border-top="1pt solid #000000" fo:border-bottom="1pt solid #000000" style:writing-mode="lr-tb"/>
    </style:style>
    <style:style style:name="Table14.A2" style:family="table-cell">
      <style:table-cell-properties fo:padding-left="0.075in" fo:padding-right="0.075in" fo:padding-top="0in" fo:padding-bottom="0in" fo:border="none" style:writing-mode="lr-tb"/>
    </style:style>
    <style:style style:name="Table14.B3" style:family="table-cell">
      <style:table-cell-properties fo:background-color="#c0c0c0" fo:padding-left="0.075in" fo:padding-right="0.075in" fo:padding-top="0in" fo:padding-bottom="0in" fo:border="none" style:writing-mode="lr-tb">
        <style:background-image/>
      </style:table-cell-properties>
    </style:style>
    <style:style style:name="Table14.A5" style:family="table-cell">
      <style:table-cell-properties fo:padding-left="0.075in" fo:padding-right="0.075in" fo:padding-top="0in" fo:padding-bottom="0in" fo:border-left="none" fo:border-right="none" fo:border-top="none" fo:border-bottom="1pt solid #000000" style:writing-mode="lr-tb"/>
    </style:style>
    <style:style style:name="Table14.B5" style:family="table-cell">
      <style:table-cell-properties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P1" style:family="paragraph" style:parent-style-name="Normal">
      <style:paragraph-properties fo:text-align="start" style:justify-single-word="false"/>
    </style:style>
    <style:style style:name="P2" style:family="paragraph" style:parent-style-name="Pie_20_de_20_página">
      <style:paragraph-properties fo:text-align="start" style:justify-single-word="false"/>
      <style:text-properties officeooo:paragraph-rsid="0031e6b8"/>
    </style:style>
    <style:style style:name="P3" style:family="paragraph" style:parent-style-name="Pie_20_de_20_página">
      <style:paragraph-properties fo:text-align="start" style:justify-single-word="false">
        <style:tab-stops>
          <style:tab-stop style:position="1.6091in"/>
        </style:tab-stops>
      </style:paragraph-properties>
    </style:style>
    <style:style style:name="P4"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style:paragraph-properties fo:margin-top="0.1665in" fo:margin-bottom="0in"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6" style:family="paragraph" style:parent-style-name="Normal">
      <style:paragraph-properties fo:margin-top="0.0835in" fo:margin-bottom="0in"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text-align="center" style:justify-single-word="false"/>
    </style:style>
    <style:style style:name="P8" style:family="paragraph" style:parent-style-name="Normal">
      <style:paragraph-properties fo:margin-top="0.0835in" fo:margin-bottom="0.0835in" style:contextual-spacing="false" fo:text-align="center" style:justify-single-word="false" fo:orphans="2" fo:widows="2"/>
    </style:style>
    <style:style style:name="P9" style:family="paragraph" style:parent-style-name="Normal">
      <style:paragraph-properties fo:margin-top="0.0835in" fo:margin-bottom="0.0835in" style:contextual-spacing="false" fo:text-align="center" style:justify-single-word="false" fo:orphans="2" fo:widows="2"/>
      <style:text-properties officeooo:paragraph-rsid="0026c812"/>
    </style:style>
    <style:style style:name="P10" style:family="paragraph" style:parent-style-name="Standard">
      <style:paragraph-properties fo:text-align="center" style:justify-single-word="false"/>
    </style:style>
    <style:style style:name="P11" style:family="paragraph" style:parent-style-name="Normal">
      <style:paragraph-properties fo:text-align="end" style:justify-single-word="false"/>
      <style:text-properties fo:font-size="10pt" fo:font-weight="bold" style:font-size-asian="10pt" style:font-weight-asian="bold" style:font-size-complex="10pt"/>
    </style:style>
    <style:style style:name="P12" style:family="paragraph" style:parent-style-name="Normal">
      <style:text-properties fo:color="#000000" loext:opacity="100%" fo:font-size="10pt" style:font-size-asian="10pt" style:font-size-complex="10pt"/>
    </style:style>
    <style:style style:name="P13" style:family="paragraph" style:parent-style-name="Standard">
      <style:paragraph-properties style:snap-to-layout-grid="false"/>
      <style:text-properties fo:color="#000000" loext:opacity="100%" fo:font-size="10pt" style:font-size-asian="10pt" style:font-size-complex="10pt"/>
    </style:style>
    <style:style style:name="P14" style:family="paragraph" style:parent-style-name="Normal">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15" style:family="paragraph" style:parent-style-name="Standard">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16" style:family="paragraph" style:parent-style-name="Text_20_body">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17" style:family="paragraph" style:parent-style-name="Normal">
      <style:paragraph-properties fo:text-align="end" style:justify-single-word="false"/>
      <style:text-properties fo:color="#000000" loext:opacity="100%" fo:font-size="10pt" fo:font-weight="bold" style:font-size-asian="10pt" style:font-weight-asian="bold" style:font-size-complex="10pt" style:font-weight-complex="bold"/>
    </style:style>
    <style:style style:name="P18" style:family="paragraph" style:parent-style-name="Standard">
      <style:paragraph-properties fo:text-align="end" style:justify-single-word="false"/>
      <style:text-properties fo:color="#000000" loext:opacity="100%" fo:font-size="10pt" fo:font-weight="bold" fo:background-color="transparent" style:font-size-asian="10pt" style:font-weight-asian="bold" style:font-size-complex="10pt" style:font-weight-complex="bold"/>
    </style:style>
    <style:style style:name="P19" style:family="paragraph" style:parent-style-name="Text_20_body">
      <style:paragraph-properties fo:text-align="center" style:justify-single-word="false"/>
      <style:text-properties fo:color="#000000" loext:opacity="100%" fo:font-size="10pt" fo:language="en" fo:country="GB" fo:font-style="italic" fo:font-weight="bold" style:font-size-asian="10pt" style:font-style-asian="italic" style:font-weight-asian="bold" style:font-size-complex="10pt" style:font-weight-complex="bold"/>
    </style:style>
    <style:style style:name="P20" style:family="paragraph" style:parent-style-name="Text_20_body">
      <style:paragraph-properties fo:text-align="center" style:justify-single-word="false"/>
      <style:text-properties fo:color="#000000" loext:opacity="100%" fo:font-size="10pt" fo:language="en" fo:country="US" fo:font-style="italic" fo:font-weight="bold" style:font-size-asian="10pt" style:font-style-asian="italic" style:font-weight-asian="bold" style:font-size-complex="10pt" style:font-weight-complex="bold"/>
    </style:style>
    <style:style style:name="P21" style:family="paragraph" style:parent-style-name="Normal">
      <style:paragraph-properties fo:text-align="center" style:justify-single-word="false"/>
      <style:text-properties fo:color="#000000" loext:opacity="100%" fo:font-size="9pt" fo:font-weight="bold" style:font-size-asian="9pt" style:font-weight-asian="bold" style:font-size-complex="9pt" style:font-weight-complex="bold"/>
    </style:style>
    <style:style style:name="P22" style:family="paragraph" style:parent-style-name="Texto_20_independiente">
      <style:paragraph-properties fo:text-align="center" style:justify-single-word="false"/>
      <style:text-properties fo:color="#000000" loext:opacity="100%" fo:font-size="9pt" fo:font-weight="bold" style:font-size-asian="9pt" style:font-weight-asian="bold" style:font-size-complex="9pt" style:font-weight-complex="bold"/>
    </style:style>
    <style:style style:name="P23" style:family="paragraph" style:parent-style-name="Normal">
      <style:paragraph-properties fo:margin-top="0.0835in" fo:margin-bottom="0in"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24" style:family="paragraph" style:parent-style-name="Normal">
      <style:paragraph-properties fo:orphans="2" fo:widows="2"/>
    </style:style>
    <style:style style:name="P25" style:family="paragraph" style:parent-style-name="Standard">
      <style:paragraph-properties fo:margin-top="0.0835in" fo:margin-bottom="0in" style:contextual-spacing="false" fo:orphans="2" fo:widows="2" fo:hyphenation-ladder-count="no-limit"/>
      <style:text-properties officeooo:paragraph-rsid="00340abf" fo:hyphenate="true" loext:hyphenation-no-caps="false"/>
    </style:style>
    <style:style style:name="P26"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officeooo:paragraph-rsid="00340abf" fo:hyphenate="true" loext:hyphenation-no-caps="false"/>
    </style:style>
    <style:style style:name="P27" style:family="paragraph" style:parent-style-name="Normal">
      <style:paragraph-properties fo:margin-top="0.0835in" fo:margin-bottom="0in" style:contextual-spacing="false" fo:text-align="center" style:justify-single-word="false" fo:orphans="2" fo:widows="2" fo:break-before="page"/>
      <style:text-properties fo:color="#b20d21" loext:opacity="100%" style:font-name="Arial Narrow" fo:font-weight="bold" style:font-name-asian="Calibri" style:language-asian="en" style:country-asian="US" style:font-weight-asian="bold" style:font-name-complex="Times New Roman" style:language-complex="en" style:country-complex="US"/>
    </style:style>
    <style:style style:name="P28" style:family="paragraph" style:parent-style-name="Normal">
      <style:paragraph-properties fo:margin-top="0.0835in" fo:margin-bottom="0.0835in" style:contextual-spacing="false" fo:text-align="center" style:justify-single-word="false" fo:orphans="2" fo:widows="2"/>
      <style:text-properties fo:color="#c9211e" loext:opacity="100%"/>
    </style:style>
    <style:style style:name="P29" style:family="paragraph" style:parent-style-name="Normal">
      <style:paragraph-properties fo:padding-left="0in" fo:padding-right="0in" fo:padding-top="0in" fo:padding-bottom="0.0138in" fo:border-left="none" fo:border-right="none" fo:border-top="none" fo:border-bottom="1.5pt solid #000000" style:shadow="none"/>
    </style:style>
    <style:style style:name="P30" style:family="paragraph" style:parent-style-name="Normal">
      <style:paragraph-properties fo:padding-left="0in" fo:padding-right="0in" fo:padding-top="0in" fo:padding-bottom="0.0138in" fo:border-left="none" fo:border-right="none" fo:border-top="none" fo:border-bottom="1.5pt solid #000000" style:shadow="none"/>
      <style:text-properties fo:font-weight="bold" style:font-weight-asian="bold"/>
    </style:style>
    <style:style style:name="P31"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fo:font-weight="bold" officeooo:paragraph-rsid="00340abf" style:font-weight-asian="bold" fo:hyphenate="true" loext:hyphenation-no-caps="false"/>
    </style:style>
    <style:style style:name="P32" style:family="paragraph" style:parent-style-name="Párrafo_20_de_20_lista">
      <style:paragraph-properties fo:margin-left="0in" fo:margin-right="0in" fo:margin-top="0in" fo:margin-bottom="0in" style:contextual-spacing="false" fo:text-indent="0in" style:auto-text-indent="false">
        <style:tab-stops/>
      </style:paragraph-properties>
      <style:text-properties officeooo:paragraph-rsid="00340abf"/>
    </style:style>
    <style:style style:name="P33" style:family="paragraph" style:parent-style-name="Standard">
      <style:paragraph-properties fo:margin-left="0.25in" fo:margin-right="0in" fo:text-indent="0in" style:auto-text-indent="false">
        <style:tab-stops/>
      </style:paragraph-properties>
      <style:text-properties officeooo:paragraph-rsid="00340abf"/>
    </style:style>
    <style:style style:name="P34" style:family="paragraph" style:parent-style-name="Párrafo_20_de_20_lista">
      <style:paragraph-properties fo:margin-left="0.25in" fo:margin-right="0in" fo:text-indent="0in" style:auto-text-indent="false">
        <style:tab-stops/>
      </style:paragraph-properties>
      <style:text-properties officeooo:paragraph-rsid="00340abf"/>
    </style:style>
    <style:style style:name="P35" style:family="paragraph" style:parent-style-name="Párrafo_20_de_20_lista">
      <style:paragraph-properties fo:margin-left="0in" fo:margin-right="0in" fo:margin-top="0in" fo:margin-bottom="0in" style:contextual-spacing="false" fo:text-indent="0in" style:auto-text-indent="false">
        <style:tab-stops/>
      </style:paragraph-properties>
      <style:text-properties fo:language="es" fo:country="ES"/>
    </style:style>
    <style:style style:name="P36" style:family="paragraph" style:parent-style-name="Párrafo_20_de_20_lista">
      <style:paragraph-properties fo:margin-left="0.25in" fo:margin-right="0in" fo:text-indent="0in" style:auto-text-indent="false">
        <style:tab-stops/>
      </style:paragraph-properties>
      <style:text-properties fo:language="es" fo:country="ES" officeooo:paragraph-rsid="00340abf"/>
    </style:style>
    <style:style style:name="P37" style:family="paragraph" style:parent-style-name="Lista_20_vistosa_20_-_20_Énfasis_20_11">
      <style:paragraph-properties fo:margin-left="0.25in" fo:margin-right="0in" fo:text-indent="0in" style:auto-text-indent="false">
        <style:tab-stops/>
      </style:paragraph-properties>
      <style:text-properties fo:language="es" fo:country="ES" style:text-underline-style="solid" style:text-underline-width="auto" style:text-underline-color="font-color" officeooo:paragraph-rsid="00340abf" style:text-underline-mode="continuous" style:text-overline-mode="continuous" style:text-line-through-mode="continuous"/>
    </style:style>
    <style:style style:name="P38" style:family="paragraph" style:parent-style-name="ParrafoNegro">
      <style:text-properties fo:language="es" fo:country="ES" officeooo:paragraph-rsid="00340abf"/>
    </style:style>
    <style:style style:name="P39" style:family="paragraph" style:parent-style-name="Heading_20_3">
      <style:paragraph-properties fo:margin-top="0.0984in" fo:margin-bottom="0in" style:contextual-spacing="false"/>
    </style:style>
    <style:style style:name="P40" style:family="paragraph" style:parent-style-name="ParrafoNegro">
      <style:text-properties officeooo:paragraph-rsid="00340abf"/>
    </style:style>
    <style:style style:name="P41" style:family="paragraph" style:parent-style-name="Párrafo_20_de_20_lista">
      <style:text-properties officeooo:paragraph-rsid="00340abf"/>
    </style:style>
    <style:style style:name="P42" style:family="paragraph" style:parent-style-name="WW-Predeterminado">
      <style:paragraph-properties fo:line-height="110%"/>
      <style:text-properties style:font-name="Courier New" officeooo:paragraph-rsid="00340abf" style:font-name-complex="Courier New"/>
    </style:style>
    <style:style style:name="P43" style:family="paragraph" style:parent-style-name="WW-Predeterminado">
      <style:paragraph-properties fo:line-height="110%"/>
      <style:text-properties style:font-name="Courier New" fo:font-size="9pt" officeooo:paragraph-rsid="00340abf" style:font-size-asian="9pt" style:font-name-complex="Courier New" style:font-size-complex="9pt"/>
    </style:style>
    <style:style style:name="P44" style:family="paragraph" style:parent-style-name="WW-Predeterminado">
      <style:paragraph-properties fo:line-height="110%"/>
      <style:text-properties style:font-name="Courier New" fo:font-size="10pt" officeooo:paragraph-rsid="00340abf" style:font-name-asian="Courier New" style:font-size-asian="10pt" style:font-name-complex="Courier New" style:font-size-complex="10pt"/>
    </style:style>
    <style:style style:name="P45" style:family="paragraph" style:parent-style-name="WW-Predeterminado">
      <style:paragraph-properties fo:line-height="110%"/>
      <style:text-properties fo:font-size="9pt" officeooo:paragraph-rsid="00340abf" style:font-size-asian="9pt" style:font-size-complex="9pt"/>
    </style:style>
    <style:style style:name="P46" style:family="paragraph" style:parent-style-name="Heading_20_3">
      <style:paragraph-properties fo:margin-top="0in" fo:margin-bottom="0in" style:contextual-spacing="false"/>
      <style:text-properties officeooo:paragraph-rsid="0035c4ef"/>
    </style:style>
    <style:style style:name="P47" style:family="paragraph" style:parent-style-name="Normal" style:list-style-name="WW8Num8"/>
    <style:style style:name="P48" style:family="paragraph" style:parent-style-name="Párrafo_20_de_20_lista" style:list-style-name="WW8Num8">
      <style:text-properties officeooo:paragraph-rsid="00340abf"/>
    </style:style>
    <style:style style:name="P49" style:family="paragraph" style:parent-style-name="Párrafo_20_de_20_lista" style:list-style-name="WW8Num8">
      <style:text-properties fo:language="es" fo:country="ES" officeooo:paragraph-rsid="00340abf"/>
    </style:style>
    <style:style style:name="P50" style:family="paragraph" style:parent-style-name="Standard">
      <style:paragraph-properties fo:margin-left="0in" fo:margin-right="0in" fo:text-indent="0in" style:auto-text-indent="false">
        <style:tab-stops/>
      </style:paragraph-properties>
      <style:text-properties fo:font-weight="bold" officeooo:paragraph-rsid="00340abf" style:font-weight-asian="bold"/>
    </style:style>
    <style:style style:name="P51" style:family="paragraph" style:parent-style-name="Standard">
      <style:paragraph-properties fo:margin-left="0.25in" fo:margin-right="0in" fo:text-indent="0in" style:auto-text-indent="false">
        <style:tab-stops/>
      </style:paragraph-properties>
      <style:text-properties officeooo:paragraph-rsid="00340abf"/>
    </style:style>
    <style:style style:name="P52" style:family="paragraph" style:parent-style-name="Standard">
      <style:paragraph-properties fo:margin-left="0in" fo:margin-right="0in" fo:margin-top="0.0835in" fo:margin-bottom="0in" style:contextual-spacing="false" fo:orphans="2" fo:widows="2" fo:hyphenation-ladder-count="no-limit" fo:text-indent="0in" style:auto-text-indent="false">
        <style:tab-stops/>
      </style:paragraph-properties>
      <style:text-properties officeooo:paragraph-rsid="00340abf" fo:hyphenate="true" loext:hyphenation-no-caps="false"/>
    </style:style>
    <style:style style:name="P53" style:family="paragraph" style:parent-style-name="Standard">
      <style:paragraph-properties fo:margin-left="0in" fo:margin-right="0in" fo:margin-top="0.0835in" fo:margin-bottom="0in" style:contextual-spacing="false" fo:orphans="2" fo:widows="2" fo:hyphenation-ladder-count="no-limit" fo:text-indent="0in" style:auto-text-indent="false"/>
      <style:text-properties officeooo:paragraph-rsid="00340abf" fo:hyphenate="true" loext:hyphenation-no-caps="false"/>
    </style:style>
    <style:style style:name="P54" style:family="paragraph" style:parent-style-name="Standard">
      <style:paragraph-properties fo:margin-top="0.0835in" fo:margin-bottom="0in" style:contextual-spacing="false" fo:orphans="2" fo:widows="2" fo:hyphenation-ladder-count="no-limit"/>
      <style:text-properties officeooo:paragraph-rsid="00340abf" fo:hyphenate="true" loext:hyphenation-no-caps="false"/>
    </style:style>
    <style:style style:name="P55" style:family="paragraph" style:parent-style-name="Standard">
      <style:paragraph-properties fo:margin-left="0.4917in" fo:margin-right="0in" fo:margin-top="0.0835in" fo:margin-bottom="0in" style:contextual-spacing="false" fo:orphans="2" fo:widows="2" fo:hyphenation-ladder-count="no-limit" fo:text-indent="0in" style:auto-text-indent="false">
        <style:tab-stops/>
      </style:paragraph-properties>
      <style:text-properties officeooo:rsid="00383ba8" officeooo:paragraph-rsid="00383ba8" fo:hyphenate="true" loext:hyphenation-no-caps="false"/>
    </style:style>
    <style:style style:name="P56" style:family="paragraph" style:parent-style-name="Tabla" style:list-style-name="">
      <style:paragraph-properties fo:margin-left="0.5272in" fo:margin-right="0in" fo:text-indent="-0.25in" style:auto-text-indent="false">
        <style:tab-stops/>
      </style:paragraph-properties>
    </style:style>
    <style:style style:name="P57" style:family="paragraph" style:parent-style-name="Table" style:list-style-name="">
      <style:paragraph-properties fo:margin-left="0.748in" fo:margin-right="0in" fo:text-indent="-0.25in" style:auto-text-indent="false">
        <style:tab-stops/>
      </style:paragraph-properties>
      <style:text-properties officeooo:paragraph-rsid="00340abf"/>
    </style:style>
    <style:style style:name="P58" style:family="paragraph" style:parent-style-name="WW-Predeterminado">
      <style:paragraph-properties fo:line-height="110%"/>
      <style:text-properties style:font-name="Courier New" officeooo:paragraph-rsid="00340abf" style:font-name-complex="Courier New"/>
    </style:style>
    <style:style style:name="P59" style:family="paragraph" style:parent-style-name="WW-Predeterminado">
      <style:paragraph-properties fo:line-height="110%"/>
      <style:text-properties style:font-name="Courier New" officeooo:rsid="00374b67" officeooo:paragraph-rsid="00374b67" style:font-name-complex="Courier New"/>
    </style:style>
    <style:style style:name="T1" style:family="text">
      <style:text-properties style:font-name="Arial" fo:font-size="8pt" style:font-size-asian="8pt" style:font-name-complex="Arial"/>
    </style:style>
    <style:style style:name="T2" style:family="text">
      <style:text-properties style:font-name="Arial" fo:font-size="8pt" officeooo:rsid="0033287f" style:font-size-asian="8pt" style:font-name-complex="Arial"/>
    </style:style>
    <style:style style:name="T3" style:family="text">
      <style:text-properties fo:color="#203931" loext:opacity="100%" style:font-name="Arial" fo:font-size="8pt" style:font-size-asian="8pt" style:font-name-complex="Arial"/>
    </style:style>
    <style:style style:name="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style:style>
    <style:style style:name="T7" style:family="text">
      <style:text-properties fo:color="#111111" loext:opacity="100%" fo:background-color="transparent" loext:char-shading-value="0"/>
    </style:style>
    <style:style style:name="T8" style:family="text">
      <style:text-properties style:font-name="Liberation Serif" fo:font-size="10pt" fo:language="es" fo:country="ES" officeooo:rsid="001831a5" style:font-name-asian="Times New Roman" style:font-size-asian="10pt" style:font-name-complex="Times New Roman" style:font-size-complex="10pt" style:language-complex="en" style:country-complex="US"/>
    </style:style>
    <style:style style:name="T9" style:family="text">
      <style:text-properties fo:language="es" fo:country="ES"/>
    </style:style>
    <style:style style:name="T10" style:family="text">
      <style:text-properties fo:language="es" fo:country="ES" fo:font-weight="bold" style:font-weight-asian="bold"/>
    </style:style>
    <style:style style:name="T11" style:family="text">
      <style:text-properties fo:language="es" fo:country="ES" fo:font-weight="bold" style:font-weight-asian="bold" style:font-weight-complex="bold"/>
    </style:style>
    <style:style style:name="T12" style:family="text">
      <style:text-properties fo:language="es" fo:country="ES" fo:font-style="italic" style:font-style-asian="italic"/>
    </style:style>
    <style:style style:name="T13" style:family="text">
      <style:text-properties fo:language="es" fo:country="ES" fo:font-style="italic" style:font-style-asian="italic" style:font-style-complex="italic"/>
    </style:style>
    <style:style style:name="T14" style:family="text">
      <style:text-properties fo:language="es" fo:country="ES" fo:font-style="italic" style:language-asian="en" style:country-asian="US" style:font-style-asian="italic" style:font-style-complex="italic"/>
    </style:style>
    <style:style style:name="T15" style:family="text">
      <style:text-properties fo:language="es" fo:country="ES" fo:background-color="transparent" loext:char-shading-value="0"/>
    </style:style>
    <style:style style:name="T16" style:family="text">
      <style:text-properties fo:language="es" fo:country="ES" fo:font-weight="normal" style:font-weight-asian="normal"/>
    </style:style>
    <style:style style:name="T17" style:family="text">
      <style:text-properties fo:language="es" fo:country="ES" style:font-name-asian="Calibri" style:font-name-complex="Calibri"/>
    </style:style>
    <style:style style:name="T18" style:family="text">
      <style:text-properties fo:language="es" fo:country="ES" style:language-asian="es" style:country-asian="ES" style:language-complex="ar" style:country-complex="SA"/>
    </style:style>
    <style:style style:name="T19" style:family="text">
      <style:text-properties fo:language="es" fo:country="ES" style:language-asian="en" style:country-asian="US"/>
    </style:style>
    <style:style style:name="T20" style:family="text">
      <style:text-properties style:font-name="Liberation Mono" fo:font-size="10pt" style:font-size-asian="10pt" style:font-name-complex="Courier New" style:font-size-complex="10pt"/>
    </style:style>
    <style:style style:name="T21" style:family="text">
      <style:text-properties fo:font-weight="bold" style:font-weight-asian="bold"/>
    </style:style>
    <style:style style:name="T22" style:family="text">
      <style:text-properties fo:font-size="10pt" fo:language="es" fo:country="ES" fo:font-weight="bold" style:font-size-asian="10pt" style:font-weight-asian="bold" style:font-size-complex="10pt" style:font-weight-complex="bold"/>
    </style:style>
    <style:style style:name="T23" style:family="text">
      <style:text-properties fo:font-size="10pt" fo:language="es" fo:country="ES" style:font-size-asian="10pt" style:font-size-complex="10pt"/>
    </style:style>
    <style:style style:name="T24" style:family="text">
      <style:text-properties fo:font-size="10pt" fo:language="es" fo:country="ES" officeooo:rsid="001831a5" style:font-size-asian="10pt" style:font-size-complex="10pt"/>
    </style:style>
    <style:style style:name="T25" style:family="text">
      <style:text-properties fo:font-size="10pt" fo:language="es" fo:country="ES" officeooo:rsid="001831a5" fo:background-color="transparent" loext:char-shading-value="0" style:font-size-asian="10pt" style:font-size-complex="10pt"/>
    </style:style>
    <style:style style:name="T26" style:family="text">
      <style:text-properties fo:color="#000000" loext:opacity="100%" fo:font-size="10pt" fo:font-weight="bold" style:font-size-asian="10pt" style:font-weight-asian="bold" style:font-size-complex="10pt" style:font-weight-complex="bold"/>
    </style:style>
    <style:style style:name="T27" style:family="text">
      <style:text-properties fo:color="#000000" loext:opacity="100%" fo:font-size="10pt" fo:language="es" fo:country="ES" fo:font-weight="bold" style:font-size-asian="10pt" style:font-weight-asian="bold" style:font-size-complex="10pt" style:font-weight-complex="bold"/>
    </style:style>
    <style:style style:name="T28" style:family="text">
      <style:text-properties fo:color="#000000" loext:opacity="100%" style:font-size-complex="10pt" style:font-weight-complex="bold"/>
    </style:style>
    <style:style style:name="T29" style:family="text">
      <style:text-properties fo:color="#000000" loext:opacity="100%" style:font-name="Liberation Serif" fo:font-size="11pt" fo:language="es" fo:country="ES" style:font-name-asian="MS Mincho" style:font-size-asian="18pt" style:language-asian="zh" style:country-asian="CN" style:font-name-complex="Tahoma" style:font-size-complex="18pt"/>
    </style:style>
    <style:style style:name="T30" style:family="text">
      <style:text-properties fo:background-color="transparent" loext:char-shading-value="0"/>
    </style:style>
    <style:style style:name="T31" style:family="text">
      <style:text-properties fo:color="#b20d21"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2" style:family="text">
      <style:text-properties fo:color="#b20d21" loext:opacity="100%" style:font-name="Arial Narrow" fo:font-size="13pt" fo:font-weight="bold" officeooo:rsid="002eab16" style:font-name-asian="Calibri" style:font-size-asian="13pt" style:language-asian="en" style:country-asian="US" style:font-weight-asian="bold" style:font-name-complex="Times New Roman" style:font-size-complex="13pt" style:language-complex="en" style:country-complex="US"/>
    </style:style>
    <style:style style:name="T33" style:family="text">
      <style:text-properties fo:color="#b20d21" loext:opacity="100%" style:font-name="Arial Narrow" fo:font-size="13pt" fo:font-weight="bold" officeooo:rsid="0026c812" style:font-name-asian="Calibri" style:font-size-asian="13pt" style:language-asian="en" style:country-asian="US" style:font-weight-asian="bold" style:font-name-complex="Times New Roman" style:font-size-complex="13pt" style:language-complex="en" style:country-complex="US"/>
    </style:style>
    <style:style style:name="T34" style:family="text">
      <style:text-properties fo:color="#b20d21" loext:opacity="100%" style:font-name="Liberation Serif" fo:font-size="14.1000003814697pt" fo:language="es" fo:country="ES" fo:font-weight="bold" officeooo:rsid="0035c4ef" style:font-name-asian="Microsoft YaHei" style:font-size-asian="14.1000003814697pt" style:language-asian="zh" style:country-asian="CN" style:font-weight-asian="bold" style:font-name-complex="Mangal" style:font-size-complex="14.1000003814697pt" style:font-weight-complex="bold"/>
    </style:style>
    <style:style style:name="T35" style:family="text">
      <style:text-properties style:font-name-asian="+mn-ea"/>
    </style:style>
    <style:style style:name="T36" style:family="text">
      <style:text-properties fo:font-size="11pt" style:font-size-asian="11pt" style:font-size-complex="11pt"/>
    </style:style>
    <style:style style:name="T37" style:family="text">
      <style:text-properties style:font-name="Calibri" fo:font-size="11pt" style:font-name-asian="+mn-ea" style:font-size-asian="11pt" style:font-name-complex="Calibri"/>
    </style:style>
    <style:style style:name="T38" style:family="text">
      <style:text-properties style:font-name="Calibri" style:font-name-asian="+mn-ea" style:font-name-complex="Calibri"/>
    </style:style>
    <style:style style:name="T39" style:family="text">
      <style:text-properties style:font-size-complex="10pt"/>
    </style:style>
    <style:style style:name="T40" style:family="text">
      <style:text-properties officeooo:rsid="00340abf"/>
    </style:style>
    <style:style style:name="T41" style:family="text"/>
    <style:style style:name="fr1"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0in"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fo:padding="0in" fo:border="none" style:writing-mode="lr-tb" draw:textarea-vertical-align="top"/>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6" text:anchor-type="page" text:anchor-page-number="3" svg:x="1.2217in" svg:y="6.8854in" svg:width="6.4492in" svg:height="1.0638in" draw:z-index="7">
        <draw:image xlink:href="Pictures/100000010000038D00000096FAACE08501F86473.png" xlink:type="simple" xlink:show="embed" xlink:actuate="onLoad" draw:mime-type="image/png"/>
      </draw:frame>
      <draw:frame draw:style-name="fr4" draw:name="Image5" text:anchor-type="page" text:anchor-page-number="3" svg:x="2.0453in" svg:y="2.702in" svg:width="3.6366in" svg:height="3.5862in" draw:z-index="6">
        <draw:image xlink:href="Pictures/10000001000002CE000002C4EA3E3A09DD1B05B2.png" xlink:type="simple" xlink:show="embed" xlink:actuate="onLoad" draw:mime-type="image/png"/>
      </draw:frame>
      <draw:frame draw:style-name="fr3" draw:name="Image4" text:anchor-type="page" text:anchor-page-number="2" svg:x="0.8811in" svg:y="7.772in" svg:width="6.9508in" svg:height="0.8398in" draw:z-index="5">
        <draw:image xlink:href="Pictures/100000010000038E0000006E2125214D392BCDCD.png" xlink:type="simple" xlink:show="embed" xlink:actuate="onLoad" draw:mime-type="image/png"/>
      </draw:frame>
      <draw:frame draw:style-name="fr4" draw:name="Image3" text:anchor-type="page" text:anchor-page-number="2" svg:x="2.0244in" svg:y="2.3327in" svg:width="4.3957in" svg:height="4.7465in" draw:z-index="4">
        <draw:image xlink:href="Pictures/10000001000002BD000002F567B00B86029B20BE.png" xlink:type="simple" xlink:show="embed" xlink:actuate="onLoad" draw:mime-type="image/png"/>
      </draw:frame>
      <draw:frame draw:style-name="fr4" draw:name="Image2" text:anchor-type="page" text:anchor-page-number="1" svg:x="2.2736in" svg:y="8.2043in" svg:width="3.0118in" svg:height="2.8972in" draw:z-index="3">
        <draw:image xlink:href="Pictures/10000001000002AA000002902BCC7793F2DAF7A6.png" xlink:type="simple" xlink:show="embed" xlink:actuate="onLoad" draw:mime-type="image/png"/>
      </draw:frame>
      <draw:frame draw:style-name="fr4" draw:name="Image1" text:anchor-type="page" text:anchor-page-number="1" svg:x="2.1681in" svg:y="4.8118in" svg:width="3.0882in" svg:height="2.1283in" draw:z-index="2">
        <draw:image xlink:href="Pictures/100000010000028A000001C043B50F3FE1117322.png" xlink:type="simple" xlink:show="embed" xlink:actuate="onLoad" draw:mime-type="image/png"/>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2º curso / 2º cuatr.</text:p>
            <text:p text:style-name="P8"><text:span text:style-name="Fuente_20_de_20_párrafo_20_predeter."><text:span text:style-name="T31">Grado</text:span></text:span><text:span text:style-name="Fuente_20_de_20_párrafo_20_predeter."><text:span text:style-name="T32">s</text:span></text:span><text:span text:style-name="Fuente_20_de_20_párrafo_20_predeter."><text:span text:style-name="T31"> Ingeniería <text:s/>Informática</text:span></text:span></text:p>
            <text:p text:style-name="P9"><text:span text:style-name="Fuente_20_de_20_párrafo_20_predeter."><text:span text:style-name="T33"/></text:span></text:p>
            <text:p text:style-name="P28"/>
          </table:table-cell>
          <table:table-cell table:style-name="Table1.B1" office:value-type="string">
            <text:p text:style-name="P23"/>
          </table:table-cell>
          <table:table-cell table:style-name="Table1.C1" office:value-type="string">
            <text:p text:style-name="P6">Arquitectura de Computadores (AC)</text:p>
            <text:p text:style-name="P39">Cuaderno de prácticas.</text:p>
            <text:p text:style-name="P46">Bloque Práctico <text:span text:style-name="T34">1</text:span>. Programación paralela I: <text:span text:style-name="T34">Directivas</text:span> OpenMP</text:p>
            <text:p text:style-name="P5">Estudiante (nombre y apellidos):</text:p>
            <text:p text:style-name="P4">Grupo de prácticas y profesor de prácticas:</text:p>
            <text:p text:style-name="P24"><text:span text:style-name="Fuente_20_de_20_párrafo_20_predeter."><text:span text:style-name="T5"/></text:span></text:p>
          </table:table-cell>
        </table:table-row>
      </table:table>
      <text:p text:style-name="P30"/>
      <text:p text:style-name="P29"><text:span text:style-name="Fuente_20_de_20_párrafo_20_predeter."><text:span text:style-name="T6"/></text:span></text:p>
      <text:p text:style-name="Heading_20_1"><text:span text:style-name="Fuente_20_de_20_párrafo_20_predeter.">Parte I. Ejercicios basados en los ejemplos del seminario práctico</text:span></text:p>
      <text:list xml:id="list2970170319" text:style-name="WW8Num8">
        <text:list-item text:start-value="1">
          <text:p text:style-name="P47">Usar la directiva <text:span text:style-name="codigo"><text:span text:style-name="T35">parallel</text:span></text:span> combinada con directivas de trabajo compartido en los ejemplos <text:span text:style-name="codigo">bucle-for.c </text:span>y <text:span text:style-name="codigo">sections.c</text:span> del seminario. Incorporar el código fuente resultante al cuaderno de prácticas.</text:p>
        </text:list-item>
      </text:list>
      <text:p text:style-name="P26"/>
      <text:p text:style-name="P33"><text:span text:style-name="PalabraNegro"><text:span text:style-name="T21">RESPUESTA</text:span></text:span><text:span text:style-name="PalabraNegro">: </text:span><text:span text:style-name="PalabraNegro"><text:span text:style-name="T36">Captura que muestre el </text:span></text:span><text:span text:style-name="Palabra">código fuente</text:span> <text:span text:style-name="codigo">bucle-forModificado.c</text:span></text:p>
      <table:table table:name="Table2" table:style-name="Table2">
        <table:table-column table:style-name="Table2.A"/>
        <table:table-row table:style-name="Table2.1">
          <table:table-cell table:style-name="Table2.A1" office:value-type="string">
            <text:p text:style-name="P42"/>
          </table:table-cell>
        </table:table-row>
      </table:table>
      <text:p text:style-name="P50"/>
      <text:p text:style-name="P33"><text:span text:style-name="PalabraNegro"><text:span text:style-name="T21">RESPUESTA</text:span></text:span><text:span text:style-name="PalabraNegro">: </text:span>Captura que muestre el código fuente <text:span text:style-name="codigo">sectionsModificado.c</text:span></text:p>
      <text:p text:style-name="P33"><text:span text:style-name="codigo"/></text:p>
      <table:table table:name="Table3" table:style-name="Table3">
        <table:table-column table:style-name="Table3.A"/>
        <table:table-row table:style-name="Table3.1">
          <table:table-cell table:style-name="Table3.A1" office:value-type="string">
            <text:p text:style-name="P59"/>
          </table:table-cell>
        </table:table-row>
      </table:table>
      <text:p text:style-name="P52"><text:soft-page-break/></text:p>
      <text:list xml:id="list110117465996220" text:continue-numbering="true" text:style-name="WW8Num8">
        <text:list-item>
          <text:p text:style-name="P47">Imprimir los resultados del programa <text:span text:style-name="codigo">single.c</text:span> usando una directiva <text:span text:style-name="codigo"><text:span text:style-name="T35">single</text:span></text:span> dentro de la construcción <text:span text:style-name="codigo"><text:span text:style-name="T35">parallel</text:span></text:span><text:span text:style-name="codigo"><text:span text:style-name="T37"> </text:span></text:span>en lugar de imprimirlos<text:span text:style-name="codigo"><text:span text:style-name="T37"> </text:span></text:span>fuera de la región<text:span text:style-name="codigo"><text:span text:style-name="T38"> </text:span></text:span><text:span text:style-name="codigo"><text:span text:style-name="T35">parallel</text:span></text:span>. Añadir lo necesario, dentro de la nueva directiva <text:span text:style-name="codigo">single</text:span> incorporada, para que se imprima el identificador del thread que ejecuta el bloque estructurado de la directiva <text:span text:style-name="codigo">single</text:span>. Incorpore en su cuaderno de trabajo el código fuente y volcados de pantalla con los resultados de ejecución obtenidos.</text:p>
        </text:list-item>
      </text:list>
      <text:p text:style-name="P26"><text:span text:style-name="PalabraNegro"><text:span text:style-name="T21">RESPUESTA</text:span></text:span><text:span text:style-name="PalabraNegro">:</text:span> <text:span text:style-name="Palabra">Captura que muestre el código fuente</text:span> <text:span text:style-name="Fuente_20_de_20_párrafo_20_predeter."><text:span text:style-name="T20">single</text:span></text:span><text:span text:style-name="codigo">Modificado.c</text:span></text:p>
      <table:table table:name="Table4" table:style-name="Table4">
        <table:table-column table:style-name="Table4.A"/>
        <table:table-row>
          <table:table-cell table:style-name="Table4.A1" office:value-type="string">
            <text:p text:style-name="P42"/>
          </table:table-cell>
        </table:table-row>
      </table:table>
      <text:p text:style-name="P40">CAPTURAS DE PANTALLA:</text:p>
      <text:p text:style-name="P53"/>
      <text:p text:style-name="P25"/>
      <text:p text:style-name="P25"/>
      <text:p text:style-name="P25"/>
      <text:p text:style-name="P25"/>
      <text:p text:style-name="P25"/>
      <text:p text:style-name="P25"/>
      <text:p text:style-name="P25"/>
      <text:p text:style-name="P25"/>
      <text:p text:style-name="P25"/>
      <text:list xml:id="list110117272706638" text:continue-numbering="true" text:style-name="WW8Num8">
        <text:list-item>
          <text:p text:style-name="P47"><text:soft-page-break/>Imprimir los resultados del programa <text:span text:style-name="codigo">single.c</text:span> usando una directiva <text:span text:style-name="codigo"><text:span text:style-name="T35">master</text:span></text:span> dentro de la construcción <text:span text:style-name="codigo"><text:span text:style-name="T35">parallel</text:span></text:span><text:span text:style-name="codigo"><text:span text:style-name="T37"> en lugar de imprimirlos fuera de la región</text:span></text:span><text:span text:style-name="codigo"><text:span text:style-name="T35"> parallel</text:span></text:span>. Añadir lo necesario, dentro de la nueva directiva <text:span text:style-name="codigo">master</text:span> incorporada, para que se imprima el identificador del thread que ejecuta el bloque estructurado de la directiva <text:span text:style-name="codigo">master</text:span>. Incorpore en su cuaderno el código fuente y volcados de pantalla con los resultados de ejecución obtenidos. ¿Qué diferencia observa con respecto a los resultados de ejecución del ejercicio anterior?</text:p>
        </text:list-item>
      </text:list>
      <text:p text:style-name="P26"><text:span text:style-name="Fuente_20_de_20_párrafo_20_predeter."><text:span text:style-name="T21">RESPUESTA</text:span></text:span>: <text:span text:style-name="Palabra">Captura que muestre el código fuente</text:span> <text:span text:style-name="Fuente_20_de_20_párrafo_20_predeter."><text:span text:style-name="T20">single</text:span></text:span><text:span text:style-name="codigo"><text:span text:style-name="T39">Modificado2</text:span></text:span><text:span text:style-name="codigo">.c</text:span></text:p>
      <text:p text:style-name="P33"/>
      <table:table table:name="Table5" table:style-name="Table5">
        <table:table-column table:style-name="Table5.A"/>
        <table:table-row>
          <table:table-cell table:style-name="Table5.A1" office:value-type="string">
            <text:p text:style-name="P42"/>
          </table:table-cell>
        </table:table-row>
      </table:table>
      <text:p text:style-name="P38">CAPTURAS DE PANTALLA:</text:p>
      <text:p text:style-name="P26"/>
      <text:p text:style-name="P26"/>
      <text:p text:style-name="P38">RESPUESTA A LA PREGUNTA:</text:p>
      <text:p text:style-name="P55">La principal diferencia es que siempre ejecuta la zona de impresi<text:span text:style-name="T29">ón de resultados por la hebra padre; lo que ocasiona una sobrecarga de trabajo de dicha hebra pudiendo ocasionar que el tiempo de ejecución sea mayor pues se tendrá que esperar a que la hebra padre pueda ejecutar dicho trabajo.</text:span></text:p>
      <text:list xml:id="list110118457169105" text:continue-numbering="true" text:style-name="WW8Num8">
        <text:list-item>
          <text:p text:style-name="P48"><text:span text:style-name="Fuente_20_de_20_párrafo_20_predeter."><text:span text:style-name="T9">¿Por qué si se elimina directiva </text:span></text:span><text:span text:style-name="codigo"><text:span text:style-name="T35">barrier</text:span></text:span><text:span text:style-name="Fuente_20_de_20_párrafo_20_predeter."><text:span text:style-name="T9"> en el ejemplo </text:span></text:span><text:span text:style-name="codigo">master.c</text:span><text:span text:style-name="Fuente_20_de_20_párrafo_20_predeter."><text:span text:style-name="T9"> la suma que se calcula e imprime no siempre es correcta? Responda razonadamente.</text:span></text:span></text:p>
        </text:list-item>
      </text:list>
      <text:p text:style-name="P40">RESPUESTA:</text:p>
      <text:p text:style-name="Heading_20_1"><text:span text:style-name="T40">Parte II. </text:span>Resto de ejercicios (usar en atcgrid la cola ac a no ser que se tenga que usar atcgrid4)</text:p>
      <text:list xml:id="list110118301185040" text:continue-numbering="true" text:style-name="WW8Num8">
        <text:list-item>
          <text:p text:style-name="P48"><text:span text:style-name="Fuente_20_de_20_párrafo_20_predeter."><text:span text:style-name="T9">El programa secuencial C del Listado 1 calcula la suma de dos vectores (v3 = v1 + v2; <text:s/>v3(i) = v1(i) + v2(i), <text:s/>i=0,…N-1). Generar el ejecutable del programa del Listado 1 para </text:span></text:span><text:span text:style-name="Fuente_20_de_20_párrafo_20_predeter."><text:span text:style-name="T10">vectores globales</text:span></text:span><text:span text:style-name="Fuente_20_de_20_párrafo_20_predeter."><text:span text:style-name="T9">. Usar </text:span></text:span><text:span text:style-name="codigo">time</text:span><text:span text:style-name="Fuente_20_de_20_párrafo_20_predeter."><text:span text:style-name="T9"> (Lección 3/ Tema 1) en la línea de comandos para obtener, en atcgrid, el tiempo de ejecución (</text:span></text:span><text:span text:style-name="Fuente_20_de_20_párrafo_20_predeter."><text:span text:style-name="T12">elapsed time</text:span></text:span><text:span text:style-name="Fuente_20_de_20_párrafo_20_predeter."><text:span text:style-name="T9">) y el tiempo </text:span></text:span><text:soft-page-break/><text:span text:style-name="Fuente_20_de_20_párrafo_20_predeter."><text:span text:style-name="T9">de CPU del usuario y del sistema generado. Obtenga los tiempos para vectores con 10000000 componentes. ¿La suma de los tiempos de CPU del usuario y del sistema es menor, mayor o igual que el tiempo real (</text:span></text:span><text:span text:style-name="Fuente_20_de_20_párrafo_20_predeter."><text:span text:style-name="T13">elapsed</text:span></text:span><text:span text:style-name="Fuente_20_de_20_párrafo_20_predeter."><text:span text:style-name="T9">)? Justifique la respuesta. <text:s/></text:span></text:span></text:p>
        </text:list-item>
      </text:list>
      <text:p text:style-name="P40">CAPTURAS DE PANTALLA:</text:p>
      <text:p text:style-name="P34"><text:span text:style-name="Fuente_20_de_20_párrafo_20_predeter."><text:span text:style-name="T10"><text:s text:c="6"/>RESPUESTA:</text:span></text:span></text:p>
      <text:list xml:id="list110117228168590" text:continue-numbering="true" text:style-name="WW8Num8">
        <text:list-item>
          <text:p text:style-name="P48"><text:span text:style-name="Fuente_20_de_20_párrafo_20_predeter."><text:span text:style-name="T9">Generar el código ensamblador a partir del programa secuencial C del Listado 1 (ver cuaderno de BP0) para </text:span></text:span><text:span text:style-name="Fuente_20_de_20_párrafo_20_predeter."><text:span text:style-name="T10">vectores globales</text:span></text:span><text:span text:style-name="Fuente_20_de_20_párrafo_20_predeter."><text:span text:style-name="T9"> (para generar el código ensamblador tiene que compilar usando </text:span></text:span><text:span text:style-name="codigo">-S</text:span><text:span text:style-name="Fuente_20_de_20_párrafo_20_predeter."><text:span text:style-name="T9"> en lugar de </text:span></text:span><text:span text:style-name="codigo">-o</text:span><text:span text:style-name="Fuente_20_de_20_párrafo_20_predeter."><text:span text:style-name="T9">). Utilice el fichero con el código fuente ensamblador generado y el fichero ejecutable generado en el ejercicio 5 para obtener para atcgrid los MIPS (</text:span></text:span><text:span text:style-name="Fuente_20_de_20_párrafo_20_predeter."><text:span text:style-name="T12">Millions of Instructions Per Second</text:span></text:span><text:span text:style-name="Fuente_20_de_20_párrafo_20_predeter."><text:span text:style-name="T9">) y los MFLOPS (</text:span></text:span><text:span text:style-name="Fuente_20_de_20_párrafo_20_predeter."><text:span text:style-name="T12">Millions of FLOating-point Per Second</text:span></text:span><text:span text:style-name="Fuente_20_de_20_párrafo_20_predeter."><text:span text:style-name="T9">) del código que obtiene la suma de vectores </text:span></text:span><text:span text:style-name="Fuente_20_de_20_párrafo_20_predeter."><text:span text:style-name="T15">(código entre las funciones </text:span></text:span><text:span text:style-name="codigo"><text:span text:style-name="T30">clock_gettime()</text:span></text:span><text:span text:style-name="Fuente_20_de_20_párrafo_20_predeter."><text:span text:style-name="T15">);</text:span></text:span><text:span text:style-name="Fuente_20_de_20_párrafo_20_predeter."><text:span text:style-name="T9"> el cálculo se debe hacer para 10 y 10000000 componentes en los vectores (consulte la Lección 3/Tema1 AC). Razonar cómo se han obtenido los valores que se necesitan para calcular los MIPS y MFLOPS. Incorporar </text:span></text:span><text:span text:style-name="Fuente_20_de_20_párrafo_20_predeter."><text:span text:style-name="T11">el código ensamblador de la parte de la suma de vectores</text:span></text:span><text:span text:style-name="Fuente_20_de_20_párrafo_20_predeter."><text:span text:style-name="T9"> (no de todo el programa) en el cuaderno.</text:span></text:span></text:p>
        </text:list-item>
      </text:list>
      <text:p text:style-name="P41"><text:span text:style-name="Fuente_20_de_20_párrafo_20_predeter."><text:span text:style-name="T22"><text:tab/>CAPTURAS DE PANTALLA</text:span></text:span><text:span text:style-name="Fuente_20_de_20_párrafo_20_predeter."><text:span text:style-name="T10"> </text:span></text:span><text:span text:style-name="Fuente_20_de_20_párrafo_20_predeter."><text:span text:style-name="T9">(que muestren la generación del código ensamblador y del código ejecutable, y la obtención de los tiempos de ejecución):</text:span></text:span></text:p>
      <text:p text:style-name="P31"/>
      <text:p text:style-name="P40"><text:span text:style-name="Fuente_20_de_20_párrafo_20_predeter."><text:span text:style-name="T9">RESPUESTA: </text:span></text:span><text:span text:style-name="Fuente_20_de_20_párrafo_20_predeter."><text:span text:style-name="T16">cálculo de los MIPS y los MFLOPS</text:span></text:span></text:p>
      <text:p text:style-name="P40"><text:span text:style-name="Fuente_20_de_20_párrafo_20_predeter."><text:span text:style-name="T9">RESPUESTA: </text:span></text:span><text:span text:style-name="Fuente_20_de_20_párrafo_20_predeter."><text:span text:style-name="T16">Captura que muestre el código ensamblador generado de la parte de la suma de vectores</text:span></text:span></text:p>
      <table:table table:name="Table6" table:style-name="Table6">
        <table:table-column table:style-name="Table6.A"/>
        <table:table-row>
          <table:table-cell table:style-name="Table6.A1" office:value-type="string">
            <text:p text:style-name="P43"/>
            <text:p text:style-name="P45"/>
            <text:p text:style-name="P44"><text:s/></text:p>
          </table:table-cell>
        </table:table-row>
      </table:table>
      <text:p text:style-name="P36"/>
      <text:list xml:id="list110118319735357" text:continue-numbering="true" text:style-name="WW8Num8">
        <text:list-item>
          <text:p text:style-name="P48"><text:span text:style-name="Fuente_20_de_20_párrafo_20_predeter."><text:span text:style-name="T9">Implementar un programa en C con OpenMP, a partir del código del Listado 1, que calcule en paralelo la suma de dos vectores (v3 = v1 + v2; <text:s/>v3(i)=v1(i)+v2(i), <text:s/>i=0,…N-1) usando las directivas </text:span></text:span><text:span text:style-name="codigo">parallel</text:span><text:span text:style-name="Fuente_20_de_20_párrafo_20_predeter."><text:span text:style-name="T9"> y </text:span></text:span><text:span text:style-name="codigo">for</text:span><text:span text:style-name="Fuente_20_de_20_párrafo_20_predeter."><text:span text:style-name="T9">. Se debe paralelizar también las tareas asociadas a la inicialización de los vectores. Como en el código del Listado 1 se debe obtener el tiempo (</text:span></text:span><text:span text:style-name="Fuente_20_de_20_párrafo_20_predeter."><text:span text:style-name="T12">elapsed time</text:span></text:span><text:span text:style-name="Fuente_20_de_20_párrafo_20_predeter."><text:span text:style-name="T9">) que supone el cálculo de la suma. Para obtener este tiempo usar la función </text:span></text:span><text:span text:style-name="codigo">omp_get_wtime()</text:span><text:span text:style-name="Fuente_20_de_20_párrafo_20_predeter."><text:span text:style-name="T11">, </text:span></text:span><text:span text:style-name="Fuente_20_de_20_párrafo_20_predeter."><text:span text:style-name="T9">que proporciona el estándar OpenMP, en lugar de </text:span></text:span><text:span text:style-name="codigo">clock_gettime()</text:span><text:span text:style-name="Fuente_20_de_20_párrafo_20_predeter."><text:span text:style-name="T9">. </text:span></text:span><text:span text:style-name="Fuente_20_de_20_párrafo_20_predeter."><text:span text:style-name="T23">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text:span></text:span><text:span text:style-name="Fuente_20_de_20_párrafo_20_predeter."><text:span text:style-name="T25">(4) se debe imprimir el tamaño de los vectores y el número de hilos;</text:span></text:span><text:span text:style-name="Fuente_20_de_20_párrafo_20_predeter."><text:span text:style-name="T24"> </text:span></text:span><text:span text:style-name="Fuente_20_de_20_párrafo_20_predeter."><text:span text:style-name="T23">(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span></text:p>
        </text:list-item>
      </text:list>
      <text:p text:style-name="P41"><text:span text:style-name="Fuente_20_de_20_párrafo_20_predeter."><text:span text:style-name="T23"/></text:span></text:p>
      <text:p text:style-name="Normal"><text:span text:style-name="Fuente_20_de_20_párrafo_20_predeter."><text:span text:style-name="T21">RESPUESTA: </text:span></text:span>Captura que muestre el código fuente implementado <text:span text:style-name="Fuente_20_de_20_párrafo_20_predeter."><text:span text:style-name="T20">sp-OpenMP-for</text:span></text:span><text:span text:style-name="codigo">.c</text:span></text:p>
      <table:table table:name="Table7" table:style-name="Table7">
        <table:table-column table:style-name="Table7.A"/>
        <table:table-row>
          <table:table-cell table:style-name="Table7.A1" office:value-type="string">
            <text:p text:style-name="P42"/>
          </table:table-cell>
        </table:table-row>
      </table:table>
      <text:p text:style-name="P36"/>
      <text:p text:style-name="P38">(RECUERDE ADJUNTAR CÓDIGO FUENTE AL .ZIP)</text:p>
      <text:p text:style-name="P38">CAPTURAS DE PANTALLA (compilación y ejecución para N=8 y N=11):</text:p>
      <text:p text:style-name="P31"/>
      <text:p text:style-name="P36"/>
      <text:list xml:id="list110118878174932" text:continue-numbering="true" text:style-name="WW8Num8">
        <text:list-item>
          <text:p text:style-name="P48"><text:span text:style-name="Fuente_20_de_20_párrafo_20_predeter."><text:span text:style-name="T9">Implementar un programa en C con OpenMP, a partir del código del Listado 1, que calcule en paralelo la suma de dos vectores usando las </text:span></text:span><text:span text:style-name="codigo">parallel</text:span><text:span text:style-name="Fuente_20_de_20_párrafo_20_predeter."><text:span text:style-name="T9"> y </text:span></text:span><text:span text:style-name="codigo">sections/section</text:span><text:span text:style-name="Fuente_20_de_20_párrafo_20_predeter."><text:span text:style-name="T9"> (se debe aprovechar el paralelismo de datos usando estas directivas en lugar de la directiva </text:span></text:span><text:span text:style-name="codigo">for</text:span><text:span text:style-name="Fuente_20_de_20_párrafo_20_predeter."><text:span text:style-name="T9">); es decir, hay que repartir el trabajo (tareas) entre varios threads usando <text:s/></text:span></text:span><text:span text:style-name="codigo">sections/section.</text:span><text:span text:style-name="Fuente_20_de_20_párrafo_20_predeter."><text:span text:style-name="T9"> Se debe paralelizar también las tareas asociadas a la inicialización de los vectores. Para obtener este tiempo usar la función </text:span></text:span><text:span text:style-name="codigo">omp_get_wtime() </text:span><text:span text:style-name="Fuente_20_de_20_párrafo_20_predeter."><text:span text:style-name="T9">en lugar de </text:span></text:span><text:span text:style-name="codigo">clock_gettime()</text:span><text:span text:style-name="Fuente_20_de_20_párrafo_20_predeter."><text:span text:style-name="T9">. </text:span></text:span><text:span text:style-name="Fuente_20_de_20_párrafo_20_predeter."><text:span text:style-name="T23">NOTAS: (1) el número de componentes N de los vectores debe ser un argumento de entrada al </text:span></text:span><text:soft-page-break/><text:span text:style-name="Fuente_20_de_20_párrafo_20_predeter."><text:span text:style-name="T23">programa; (2) se deben inicializar los vectores antes del cálculo; (3) se debe asegurar que el programa calcula la suma correctamente imprimiendo todos los componentes del vector resultante, v3, para tamaños pequeños de los vectores (por ejemplo, N = 8); </text:span></text:span><text:span text:style-name="Fuente_20_de_20_párrafo_20_predeter."><text:span text:style-name="T25">(4) se debe imprimir el tamaño de los vectores y el número de hilos;</text:span></text:span><text:span text:style-name="Fuente_20_de_20_párrafo_20_predeter."><text:span text:style-name="T24"> </text:span></text:span><text:span text:style-name="Fuente_20_de_20_párrafo_20_predeter."><text:span text:style-name="T23">(</text:span></text:span><text:span text:style-name="Fuente_20_de_20_párrafo_20_predeter."><text:span text:style-name="T8">5</text:span></text:span><text:span text:style-name="Fuente_20_de_20_párrafo_20_predeter."><text:span text:style-name="T23">) sea cual sea el tamaño de los vectores el tiempo de ejecución del código paralelo que suma los vectores y, al menos, el primer y último componente de v1, v2 y v3 (esto último evita que las optimizaciones del compilador eliminen el código de la suma).</text:span></text:span></text:p>
          <text:p text:style-name="P48"><text:span text:style-name="Fuente_20_de_20_párrafo_20_predeter."><text:span text:style-name="T23"/></text:span></text:p>
        </text:list-item>
      </text:list>
      <text:p text:style-name="Normal"><text:span text:style-name="Fuente_20_de_20_párrafo_20_predeter."><text:span text:style-name="T21">RESPUESTA: </text:span></text:span>Captura que muestre el código fuente implementado <text:span text:style-name="Fuente_20_de_20_párrafo_20_predeter."><text:span text:style-name="T20">sp-OpenMP-sections</text:span></text:span><text:span text:style-name="codigo">.c</text:span></text:p>
      <table:table table:name="Table8" table:style-name="Table8">
        <table:table-column table:style-name="Table8.A"/>
        <table:table-row table:style-name="Table8.1">
          <table:table-cell table:style-name="Table8.A1" office:value-type="string">
            <text:p text:style-name="P42"/>
          </table:table-cell>
        </table:table-row>
      </table:table>
      <text:p text:style-name="P36"/>
      <text:p text:style-name="P38">(RECUERDE ADJUNTAR CÓDIGO FUENTE AL .ZIP)</text:p>
      <text:p text:style-name="P38">CAPTURAS DE PANTALLA (compilación y ejecución para N=8 y N=11):</text:p>
      <text:p text:style-name="P31"/>
      <text:p text:style-name="P31"/>
      <text:list xml:id="list110118806058002" text:continue-numbering="true" text:style-name="WW8Num8">
        <text:list-item>
          <text:p text:style-name="P49">¿Cuántos threads y cuántos cores como máximo podría utilizar la versión que ha implementado en el ejercicio 7? Razone su respuesta. ¿Cuántos threads y cuantos cores como máximo podría utilizar la versión que ha implementado en el ejercicio 8? Razone su respuesta. NOTA: Al contestar piense sólo en el código, no piense en el computador en el que lo va a ejecutar.</text:p>
        </text:list-item>
      </text:list>
      <text:p text:style-name="P40">RESPUESTA:</text:p>
      <text:p text:style-name="P31"/>
      <text:list xml:id="list110118443694285" text:continue-numbering="true" text:style-name="WW8Num8">
        <text:list-item>
          <text:p text:style-name="P48"><text:span text:style-name="Fuente_20_de_20_párrafo_20_predeter."><text:span text:style-name="T17"><text:s/></text:span></text:span><text:span text:style-name="Fuente_20_de_20_párrafo_20_predeter."><text:span text:style-name="T9">Rellenar una tabla como la Tabla 2 para atcgrid y otra para su PC con los tiempos de ejecución de los programas paralelos implementados en los ejercicios 7 y 8 y el programa secuencial del Listado 1. Generar los ejecutables usando -O2. Escribir un script para realizar las ejecuciones necesarias utilizando como base el script del seminario de BP0 (se deben imprimir en el script al menos las variables de entorno que ya se imprimen en el script de BP0). 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como máximo puede aprovechar el código, no use un número de threads superior al número de cores físicos). Represente en una gráfica los tres tiempos. NOTA: Nunca ejecute código que imprima todos los componentes del resultado cuando este número sea elevado. Observar que el número de componentes en la tabla llega hasta </text:span></text:span><text:span text:style-name="Fuente_20_de_20_párrafo_20_predeter."><text:span text:style-name="T27">67108864.</text:span></text:span></text:p>
          <text:p text:style-name="P48"><text:span text:style-name="Fuente_20_de_20_párrafo_20_predeter."><text:span text:style-name="T27"/></text:span></text:p>
        </text:list-item>
      </text:list>
      <text:p text:style-name="Normal"><text:span text:style-name="Fuente_20_de_20_párrafo_20_predeter."><text:span text:style-name="T21">RESPUESTA: </text:span></text:span>Captura del script implementado <text:span text:style-name="Fuente_20_de_20_párrafo_20_predeter."><text:span text:style-name="T20">sp-OpenMP-script10</text:span></text:span><text:span text:style-name="codigo">.sh</text:span></text:p>
      <table:table table:name="Table9" table:style-name="Table9">
        <table:table-column table:style-name="Table9.A"/>
        <table:table-row table:style-name="Table9.1">
          <table:table-cell table:style-name="Table9.A1" office:value-type="string">
            <text:p text:style-name="P42"/>
          </table:table-cell>
        </table:table-row>
      </table:table>
      <text:p text:style-name="P36"/>
      <text:p text:style-name="P38">(RECUERDE ADJUNTAR LOS CÓDIGOS AL .ZIP)</text:p>
      <text:p text:style-name="P38">CAPTURAS DE PANTALLA (mostrar la ejecución en atcgrid – envío(s) a la cola):</text:p>
      <text:p text:style-name="P31"/>
      <text:p text:style-name="P36"/>
      <text:p text:style-name="P41"><draw:frame draw:style-name="fr2" draw:name="Marco1" text:anchor-type="paragraph" svg:x="-0.0008in" svg:y="0.2071in" svg:width="6.8752in" style:rel-width="scale" svg:height="5.048in" style:rel-height="scale" draw:z-index="1"><draw:text-box><table:table table:name="Table10" table:style-name="Table10"><table:table-column table:style-name="Table10.A"/><table:table-row><table:table-cell table:style-name="Table10.A1" office:value-type="string"><text:p text:style-name="P56"><text:bookmark-start text:name="_Ref347300391"/><text:span text:style-name="Fuente_20_de_20_párrafo_20_predeter."><text:span text:style-name="T21">Tabla 2.</text:span></text:span> Tiempos de ejecución de la versión secuencial de la suma de vectores y de las dos versiones paralelas<text:bookmark-end text:name="_Ref347300391"/>. <text:s/>Sustituir en el encabezado de la tabla “¿?” por el número de threads utilizados, que debe coincidir con el número de cores físicos y cores lógicos utilizados.</text:p></table:table-cell></table:table-row><table:table-row><table:table-cell table:style-name="Table10.A1" office:value-type="string"><table:table table:name="Table11" table:style-name="Table11"><table:table-column table:style-name="Table11.A"/><table:table-column table:style-name="Table11.B"/><table:table-column table:style-name="Table11.C"/><table:table-column table:style-name="Table11.D"/><table:table-row table:style-name="Table11.1"><table:table-cell table:style-name="Table11.A1" office:value-type="string"><text:p text:style-name="P14">Nº de Componentes</text:p></table:table-cell><table:table-cell table:style-name="Table11.B1" office:value-type="string"><text:p text:style-name="P14">T. secuencial vect. Globales</text:p><text:p text:style-name="P21">1 thread=core</text:p></table:table-cell><table:table-cell table:style-name="Table11.C1" office:value-type="string"><text:p text:style-name="P7"><text:span text:style-name="Fuente_20_de_20_párrafo_20_predeter."><text:span text:style-name="T26">T. paralelo (versión </text:span></text:span><text:span text:style-name="codigo"><text:span text:style-name="T28">for</text:span></text:span><text:span text:style-name="Fuente_20_de_20_párrafo_20_predeter."><text:span text:style-name="T26">)</text:span></text:span></text:p><text:p text:style-name="P22">¿?threads = cores lógicos = cores físicos</text:p></table:table-cell><table:table-cell table:style-name="Table11.D1" office:value-type="string"><text:p text:style-name="P7"><text:span text:style-name="Fuente_20_de_20_párrafo_20_predeter."><text:span text:style-name="T26">T. paralelo (versión </text:span></text:span><text:span text:style-name="codigo"><text:span text:style-name="T28">sections)</text:span></text:span></text:p><text:p text:style-name="P22">¿?threads = cores lógicos = cores físicos</text:p></table:table-cell></table:table-row><table:table-row table:style-name="Table11.1"><table:table-cell table:style-name="Table11.A2" office:value-type="string"><text:p text:style-name="P11">16384</text:p></table:table-cell><table:table-cell table:style-name="Table11.B2" office:value-type="string"><text:p text:style-name="P12"/></table:table-cell><table:table-cell table:style-name="Table11.C2" office:value-type="string"><text:p text:style-name="P12"/></table:table-cell><table:table-cell table:style-name="Table11.D2" office:value-type="string"><text:p text:style-name="P12"/></table:table-cell></table:table-row><table:table-row table:style-name="Table11.1"><table:table-cell table:style-name="Table11.A3" office:value-type="string"><text:p text:style-name="P11">32768</text:p></table:table-cell><table:table-cell table:style-name="Table11.B3" office:value-type="string"><text:p text:style-name="P12"/></table:table-cell><table:table-cell table:style-name="Table11.C3" office:value-type="string"><text:p text:style-name="P12"/></table:table-cell><table:table-cell table:style-name="Table11.D3" office:value-type="string"><text:p text:style-name="P12"/></table:table-cell></table:table-row><table:table-row table:style-name="Table11.1"><table:table-cell table:style-name="Table11.A4" office:value-type="string"><text:p text:style-name="P17">65536</text:p></table:table-cell><table:table-cell table:style-name="Table11.B4" office:value-type="string"><text:p text:style-name="P12"/></table:table-cell><table:table-cell table:style-name="Table11.C4" office:value-type="string"><text:p text:style-name="P12"/></table:table-cell><table:table-cell table:style-name="Table11.D4" office:value-type="string"><text:p text:style-name="P12"/></table:table-cell></table:table-row><table:table-row table:style-name="Table11.1"><table:table-cell table:style-name="Table11.A5" office:value-type="string"><text:p text:style-name="P17">131072</text:p></table:table-cell><table:table-cell table:style-name="Table11.B5" office:value-type="string"><text:p text:style-name="P12"/></table:table-cell><table:table-cell table:style-name="Table11.C5" office:value-type="string"><text:p text:style-name="P12"/></table:table-cell><table:table-cell table:style-name="Table11.D5" office:value-type="string"><text:p text:style-name="P12"/></table:table-cell></table:table-row><table:table-row table:style-name="Table11.1"><table:table-cell table:style-name="Table11.A6" office:value-type="string"><text:p text:style-name="P17">262144</text:p></table:table-cell><table:table-cell table:style-name="Table11.B6" office:value-type="string"><text:p text:style-name="P12"/></table:table-cell><table:table-cell table:style-name="Table11.C6" office:value-type="string"><text:p text:style-name="P12"/></table:table-cell><table:table-cell table:style-name="Table11.D6" office:value-type="string"><text:p text:style-name="P12"/></table:table-cell></table:table-row><table:table-row table:style-name="Table11.1"><table:table-cell table:style-name="Table11.A7" office:value-type="string"><text:p text:style-name="P17">524288</text:p></table:table-cell><table:table-cell table:style-name="Table11.B7" office:value-type="string"><text:p text:style-name="P12"/></table:table-cell><table:table-cell table:style-name="Table11.C7" office:value-type="string"><text:p text:style-name="P12"/></table:table-cell><table:table-cell table:style-name="Table11.D7" office:value-type="string"><text:p text:style-name="P12"/></table:table-cell></table:table-row><table:table-row table:style-name="Table11.1"><table:table-cell table:style-name="Table11.A8" office:value-type="string"><text:p text:style-name="P17">1048576</text:p></table:table-cell><table:table-cell table:style-name="Table11.B8" office:value-type="string"><text:p text:style-name="P12"/></table:table-cell><table:table-cell table:style-name="Table11.C8" office:value-type="string"><text:p text:style-name="P12"/></table:table-cell><table:table-cell table:style-name="Table11.D8" office:value-type="string"><text:p text:style-name="P12"/></table:table-cell></table:table-row><table:table-row table:style-name="Table11.1"><table:table-cell table:style-name="Table11.A9" office:value-type="string"><text:p text:style-name="P17">2097152</text:p></table:table-cell><table:table-cell table:style-name="Table11.B9" office:value-type="string"><text:p text:style-name="P12"/></table:table-cell><table:table-cell table:style-name="Table11.C9" office:value-type="string"><text:p text:style-name="P12"/></table:table-cell><table:table-cell table:style-name="Table11.D9" office:value-type="string"><text:p text:style-name="P12"/></table:table-cell></table:table-row><table:table-row table:style-name="Table11.1"><table:table-cell table:style-name="Table11.A10" office:value-type="string"><text:p text:style-name="P17">4194304</text:p></table:table-cell><table:table-cell table:style-name="Table11.B10" office:value-type="string"><text:p text:style-name="P12"/></table:table-cell><table:table-cell table:style-name="Table11.C10" office:value-type="string"><text:p text:style-name="P12"/></table:table-cell><table:table-cell table:style-name="Table11.D10" office:value-type="string"><text:p text:style-name="P12"/></table:table-cell></table:table-row><table:table-row table:style-name="Table11.1"><table:table-cell table:style-name="Table11.A11" office:value-type="string"><text:p text:style-name="P17">8388608</text:p></table:table-cell><table:table-cell table:style-name="Table11.B11" office:value-type="string"><text:p text:style-name="P12"/></table:table-cell><table:table-cell table:style-name="Table11.C11" office:value-type="string"><text:p text:style-name="P12"/></table:table-cell><table:table-cell table:style-name="Table11.D11" office:value-type="string"><text:p text:style-name="P12"/></table:table-cell></table:table-row><table:table-row table:style-name="Table11.1"><table:table-cell table:style-name="Table11.A12" office:value-type="string"><text:p text:style-name="P17">16777216</text:p></table:table-cell><table:table-cell table:style-name="Table11.B12" office:value-type="string"><text:p text:style-name="P12"/></table:table-cell><table:table-cell table:style-name="Table11.C12" office:value-type="string"><text:p text:style-name="P12"/></table:table-cell><table:table-cell table:style-name="Table11.D12" office:value-type="string"><text:p text:style-name="P12"/></table:table-cell></table:table-row><table:table-row table:style-name="Table11.1"><table:table-cell table:style-name="Table11.A13" office:value-type="string"><text:p text:style-name="P17">33554432</text:p></table:table-cell><table:table-cell table:style-name="Table11.B13" office:value-type="string"><text:p text:style-name="P12"/></table:table-cell><table:table-cell table:style-name="Table11.C13" office:value-type="string"><text:p text:style-name="P12"/></table:table-cell><table:table-cell table:style-name="Table11.D13" office:value-type="string"><text:p text:style-name="P12"/></table:table-cell></table:table-row><table:table-row table:style-name="Table11.1"><table:table-cell table:style-name="Table11.A14" office:value-type="string"><text:p text:style-name="P17">67108864</text:p></table:table-cell><table:table-cell table:style-name="Table11.B14" office:value-type="string"><text:p text:style-name="P12"/></table:table-cell><table:table-cell table:style-name="Table11.C14" office:value-type="string"><text:p text:style-name="P12"/></table:table-cell><table:table-cell table:style-name="Table11.D14" office:value-type="string"><text:p text:style-name="P12"/></table:table-cell></table:table-row></table:table><text:p text:style-name="P35"/></table:table-cell></table:table-row></table:table><text:p text:style-name="Normal"/></draw:text-box></draw:frame><text:soft-page-break/><text:span text:style-name="Fuente_20_de_20_párrafo_20_predeter."><text:span text:style-name="T18"/></text:span></text:p>
      <text:list xml:id="list110118144957879" text:continue-numbering="true" text:style-name="WW8Num8">
        <text:list-item>
          <text:p text:style-name="P48"><text:span text:style-name="Fuente_20_de_20_párrafo_20_predeter."><text:span text:style-name="T9">Rellenar una tabla como la Tabla 3 para atcgrid con el tiempo de ejecución, tiempo de CPU del usuario y tiempo CPU del sistema obtenidos con </text:span></text:span><text:span text:style-name="codigo">time</text:span><text:span text:style-name="Fuente_20_de_20_párrafo_20_predeter."><text:span text:style-name="T9"> para el ejecutable del ejercicio 7 y <text:s/>para el programa secuencial del Listado 1. Ponga en la tabla el número de threads (que debe coincidir con el número cores físicos y lógicos) que usan los códigos. Escribir un script para realizar las ejecuciones necesarias utilizando como base el script del seminario de BP0 (se deben imprimir en el script al menos las variables de entorno que ya se imprimen en el script de BP0) </text:span></text:span><text:span text:style-name="Fuente_20_de_20_párrafo_20_predeter."><text:span text:style-name="T19">¿El tiempo de CPU que se obtiene es mayor o igual que el tiempo real (</text:span></text:span><text:span text:style-name="Fuente_20_de_20_párrafo_20_predeter."><text:span text:style-name="T14">elapsed</text:span></text:span><text:span text:style-name="Fuente_20_de_20_párrafo_20_predeter."><text:span text:style-name="T19">)? Justifique la respuesta.</text:span></text:span></text:p>
        </text:list-item>
      </text:list>
      <text:p text:style-name="Normal"><text:span text:style-name="Fuente_20_de_20_párrafo_20_predeter."><text:span text:style-name="T21">RESPUESTA: </text:span></text:span>Captura del script implementado <text:span text:style-name="Fuente_20_de_20_párrafo_20_predeter."><text:span text:style-name="T20">sp-OpenMP-script11</text:span></text:span><text:span text:style-name="codigo">.sh</text:span></text:p>
      <table:table table:name="Table12" table:style-name="Table12">
        <table:table-column table:style-name="Table12.A"/>
        <table:table-row table:style-name="Table12.1">
          <table:table-cell table:style-name="Table12.A1" office:value-type="string">
            <text:p text:style-name="P42"/>
          </table:table-cell>
        </table:table-row>
      </table:table>
      <text:p text:style-name="P36"/>
      <text:p text:style-name="P38">(RECUERDE ADJUNTAR LOS CÓDIGOS AL .ZIP)</text:p>
      <text:p text:style-name="P38">CAPTURAS DE PANTALLA (ejecución en atcgrid):</text:p>
      <text:p text:style-name="P33"/>
      <text:p text:style-name="P33"/>
      <table:table table:name="Table13" table:style-name="Table13">
        <table:table-column table:style-name="Table13.A"/>
        <table:table-row>
          <table:table-cell table:style-name="Table13.A1" office:value-type="string">
            <text:p text:style-name="P57"><text:bookmark-start text:name="_Ref347671812"/><text:span text:style-name="Fuente_20_de_20_párrafo_20_predeter."><text:span text:style-name="T21">Tabla 3.</text:span></text:span> Tiempos de ejecución de la versión secuencial de la suma de vectores y de las dos versiones paralelas<text:bookmark-end text:name="_Ref347671812"/>. <text:s/>Sustituir en el encabezado de la tabla “¿?” por el número de threads utilizados.</text:p>
          </table:table-cell>
        </table:table-row>
        <text:soft-page-break/>
        <table:table-row table:style-name="Table13.2">
          <table:table-cell table:style-name="Table13.A1" office:value-type="string">
            <text:p text:style-name="P32"><draw:frame draw:style-name="fr1" draw:name="Marco3" text:anchor-type="paragraph" svg:y="0.1819in" svg:width="6.4957in" style:rel-width="scale" svg:height="2.3236in" style:rel-height="scale" draw:z-index="0"><draw:text-box><table:table table:name="Table14" table:style-name="Table14"><table:table-column table:style-name="Table14.A"/><table:table-column table:style-name="Table14.B"/><table:table-column table:style-name="Table14.C"/><table:table-row table:style-name="Table14.1"><table:table-cell table:style-name="Table14.A1" office:value-type="string"><text:p text:style-name="P15">Nº de Componentes</text:p></table:table-cell><table:table-cell table:style-name="Table14.A1" office:value-type="string"><text:p text:style-name="P15">Tiempo secuencial vect. Globales</text:p><text:p text:style-name="P15">1 thread = 1 core lógico = 1 core físico</text:p><text:p text:style-name="P19">Elapsed <text:s text:c="10"/>CPU-user <text:s text:c="8"/>CPU- sys</text:p></table:table-cell><table:table-cell table:style-name="Table14.A1" office:value-type="string"><text:p text:style-name="P10"><text:span text:style-name="Fuente_20_de_20_párrafo_20_predeter."><text:span text:style-name="T26">Tiempo paralelo/versión </text:span></text:span><text:span text:style-name="codigo">for</text:span></text:p><text:p text:style-name="P16">¿? Threads = cores lógicos=cores físicos</text:p><text:p text:style-name="P20">Elapsed <text:s text:c="10"/>CPU-user <text:s text:c="8"/>CPU- sys</text:p></table:table-cell></table:table-row><table:table-row table:style-name="Table14.1"><table:table-cell table:style-name="Table14.A2" office:value-type="string"><text:p text:style-name="P18">8388608</text:p></table:table-cell><table:table-cell table:style-name="Table14.A2" office:value-type="string"><text:p text:style-name="P13"/></table:table-cell><table:table-cell table:style-name="Table14.A2" office:value-type="string"><text:p text:style-name="P13"/></table:table-cell></table:table-row><table:table-row table:style-name="Table14.1"><table:table-cell table:style-name="Table14.A2" office:value-type="string"><text:p text:style-name="P18">16777216</text:p></table:table-cell><table:table-cell table:style-name="Table14.B3" office:value-type="string"><text:p text:style-name="P13"/></table:table-cell><table:table-cell table:style-name="Table14.B3" office:value-type="string"><text:p text:style-name="P13"/></table:table-cell></table:table-row><table:table-row table:style-name="Table14.1"><table:table-cell table:style-name="Table14.A2" office:value-type="string"><text:p text:style-name="P18">33554432</text:p></table:table-cell><table:table-cell table:style-name="Table14.A2" office:value-type="string"><text:p text:style-name="P13"/></table:table-cell><table:table-cell table:style-name="Table14.A2" office:value-type="string"><text:p text:style-name="P13"/></table:table-cell></table:table-row><table:table-row table:style-name="Table14.1"><table:table-cell table:style-name="Table14.A5" office:value-type="string"><text:p text:style-name="P18">67108864</text:p></table:table-cell><table:table-cell table:style-name="Table14.B5" office:value-type="string"><text:p text:style-name="P13"/></table:table-cell><table:table-cell table:style-name="Table14.B5" office:value-type="string"><text:p text:style-name="P13"/></table:table-cell></table:table-row></table:table><text:p text:style-name="Normal"/></draw:text-box></draw:frame><text:span text:style-name="Fuente_20_de_20_párrafo_20_predeter."><text:span text:style-name="T18"/></text:span></text:p>
          </table:table-cell>
        </table:table-row>
      </table:table>
      <text:p text:style-name="P37"><text:bookmark text:name="_Ref338826099"/><text:bookmark text:name="_Ref338787914"/><text:span text:style-name="Fuente_20_de_20_párrafo_20_predeter."><text:span text:style-name="T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Droid Sans Mono" svg:font-family="'Droid Sans Mono', 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2362in" fo:margin-right="0in" fo:margin-top="0.0783in" fo:margin-bottom="0in" style:contextual-spacing="false" fo:orphans="0" fo:widows="0" fo:hyphenation-ladder-count="no-limit" fo:text-indent="0in" style:auto-text-indent="false" style:page-number="auto"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style: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margin-left="0.0783in" fo:margin-right="0in" fo:text-align="justify" style:justify-single-word="false" fo:orphans="0" fo:widows="0" fo:hyphenation-ladder-count="no-limit" fo:text-indent="0in" style:auto-text-indent="false"/>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in" fo:margin-bottom="0.0835in" style: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0.5in" fo:margin-right="0in" fo:margin-top="0.0835in" fo:margin-bottom="0in" style: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style:contextual-spacing="false" fo:text-align="center" style:justify-single-word="false" fo:orphans="2" fo:widows="2" fo:hyphenation-ladder-count="no-limit">
        <style:tab-stops>
          <style:tab-stop style:position="-20.9417in"/>
          <style:tab-stop style:position="-20.6917in"/>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Heading" style:family="paragraph" style:parent-style-name="Encabezado" style:next-style-name="Text_20_body" style:class="text">
      <style:paragraph-properties fo:margin-top="0.1665in" fo:margin-bottom="0.0835in" style:contextual-spacing="false" fo:hyphenation-ladder-count="no-limit" fo:keep-with-next="always">
        <style:tab-stops/>
      </style:paragraph-properties>
      <style:text-properties fo:color="#b20d21" loext:opacity="100%"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master-page-name="">
      <style:paragraph-properties fo:margin-top="0.1665in" fo:margin-bottom="0.0835in" style:contextual-spacing="false" style:page-number="auto"/>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Lista_20_vistosa_20_-_20_Énfasis_20_11" style:display-name="Lista vistosa - Énfasis 11" style:family="paragraph" style:parent-style-name="Standard">
      <style:paragraph-properties fo:margin-left="0.5in" fo:margin-right="0in" fo:margin-top="0.0835in" fo:margin-bottom="0in" style: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style:style>
    <style:style style:name="WW-Predeterminado" style:family="paragraph">
      <style:paragraph-properties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Tahoma" fo:font-family="Tahoma" style:font-family-generic="swiss" style:font-pitch="variable" fo:font-size="18pt" style:font-name-asian="MS Mincho" style:font-family-asian="'MS Mincho'" style:font-family-generic-asian="roman" style:font-pitch-asian="fixed" style:font-size-asian="18pt" style:font-name-complex="Tahoma" style:font-family-complex="Tahoma" style:font-family-generic-complex="swiss" style:font-pitch-complex="variable" style:font-size-complex="18pt" style:language-complex="ar" style:country-complex="SA" fo:hyphenate="false" loext:hyphenation-no-caps="false"/>
    </style:style>
    <style:style style:name="ParrafoNegro" style:family="paragraph" style:parent-style-name="Párrafo_20_de_20_lista">
      <style:paragraph-properties fo:hyphenation-ladder-count="no-limit"/>
      <style:text-properties fo:font-size="10pt" fo:font-weight="bold" style:font-size-asian="10pt" style:font-weight-asian="bold" fo:hyphenate="true" loext:hyphenation-no-caps="false"/>
    </style:style>
    <style:style style:name="Tabla" style:family="paragraph" style:parent-style-name="Normal" style:list-style-name="WW8Num5">
      <style:paragraph-properties fo:margin-top="0.1665in" fo:margin-bottom="0in" style:contextual-spacing="false" fo:text-align="center" style:justify-single-word="false" fo:orphans="2" fo:widows="2" fo:hyphenation-ladder-count="no-limit" style:vertical-align="auto">
        <style:tab-stops>
          <style:tab-stop style:position="-5.548in"/>
        </style:tab-stops>
      </style:paragraph-properties>
      <style:text-properties fo:color="#000000" loext:opacity="100%" style:font-name="Cambria" fo:font-family="Cambria" style:font-family-generic="roman" style:font-pitch="variable" fo:font-size="10pt" style:letter-kerning="false"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loext:opacity="100%" fo:font-size="12pt" style:font-size-asian="12pt"/>
    </style:style>
    <style:style style:name="WW_5f_CharLFO30LVL2" style:display-name="WW_CharLFO30LVL2" style:family="text">
      <style:text-properties fo:color="#4f81bd" loext:opacity="100%"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alabraNegro" style:family="text">
      <style:text-properties style:font-name="Liberation Serif" fo:font-family="'Liberation Serif'" style:font-family-generic="roman" style:font-pitch="variable" fo:font-size="10.5pt" style:font-name-asian="Liberation Serif" style:font-family-asian="'Liberation Serif'" style:font-family-generic-asian="roman" style:font-pitch-asian="variable" style:font-size-asian="10.5pt" style:font-name-complex="Liberation Serif" style:font-family-complex="'Liberation Serif'" style:font-family-generic-complex="roman" style:font-pitch-complex="variable"/>
    </style:style>
    <style:style style:name="Palabra" style:family="text">
      <style:text-properties style:font-name="Liberation Serif" fo:font-family="'Liberation Serif'" style:font-family-generic="roman" style:font-pitch="variable" fo:font-size="10.5pt" style:font-name-asian="Liberation Serif" style:font-family-asian="'Liberation Serif'" style:font-family-generic-asian="roman" style:font-pitch-asian="variable" style:font-size-asian="10.5pt" style:font-name-complex="Liberation Serif" style:font-family-complex="'Liberation Serif'" style:font-family-generic-complex="roman" style:font-pitch-complex="variable"/>
    </style:style>
    <style:style style:name="WW_5f_CharLFO17LVL1" style:display-name="WW_CharLFO17LVL1" style:family="text">
      <style:text-properties fo:color="#4f81bd" loext:opacity="100%" fo:font-size="12pt" style:font-size-asian="12pt"/>
    </style:style>
    <style:style style:name="Graphics" style:family="graphic"/>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loext:num-list-format=" %1%." style:num-prefix=" " style:num-suffix="." style:num-format="1" text:start-value="8">
        <style:list-level-properties text:list-level-position-and-space-mode="label-alignment">
          <style:list-level-label-alignment text:label-followed-by="space" fo:text-indent="-0.1965in"/>
        </style:list-level-properties>
      </text:list-level-style-number>
      <text:list-level-style-number text:level="2" text:style-name="WW_5f_CharLFO30LVL2" loext:num-list-format=" %2%)" style:num-prefix=" " style:num-suffix=")" style:num-format="a" style:num-letter-sync="true">
        <style:list-level-properties text:list-level-position-and-space-mode="label-alignment">
          <style:list-level-label-alignment text:label-followed-by="space" fo:text-indent="-0.1575in" fo:margin-left="0.3154in"/>
        </style:list-level-properties>
      </text:list-level-style-number>
      <text:list-level-style-bullet text:level="3" text:style-name="WW_5f_CharLFO30LVL3" loext:num-list-format="%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30LVL4" loext:num-list-format="%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30LVL5" loext:num-list-format="%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30LVL6" loext:num-list-format="%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30LVL7" loext:num-list-format="%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30LVL8" loext:num-list-format="%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30LVL9" loext:num-list-format="%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WW_5f_OutlineListStyle_5f_26" style:display-name="WW_OutlineListStyle_2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5" style:display-name="WW_OutlineListStyle_2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4" style:display-name="WW_OutlineListStyle_2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3" style:display-name="WW_OutlineListStyle_2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2" style:display-name="WW_OutlineListStyle_2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1" style:display-name="WW_OutlineListStyle_2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0" style:display-name="WW_OutlineListStyle_2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9" style:display-name="WW_OutlineListStyle_1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8" style:display-name="WW_OutlineListStyle_1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7" style:display-name="WW_OutlineListStyle_1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6" style:display-name="WW_OutlineListStyle_1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5" style:display-name="WW_OutlineListStyle_1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32LVL1" loext:num-list-format="Tabla %1% ."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33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33LVL2" loext:num-list-format="%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_5f_CharLFO17LVL1" loext:num-list-format="%1%." style:num-suffix="." style:num-format="a" style:num-letter-sync="true">
        <style:list-level-properties text:list-level-position-and-space-mode="label-alignment">
          <style:list-level-label-alignment text:label-followed-by="listtab" fo:text-indent="-0.25in" fo:margin-left="0.5272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start" style:justify-single-word="false"/>
      <style:text-properties officeooo:paragraph-rsid="0031e6b8"/>
    </style:style>
    <style:style style:name="MP3" style:family="paragraph" style:parent-style-name="Pie_20_de_20_página">
      <style:paragraph-properties fo:text-align="start" style:justify-single-word="false">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text-properties style:font-name="Arial" fo:font-size="8pt" officeooo:rsid="0033287f" style:font-size-asian="8pt" style:font-name-complex="Arial"/>
    </style:style>
    <style:style style:name="MT3" style:family="text">
      <style:text-properties fo:color="#203931" loext:opacity="100%" style:font-name="Arial" fo:font-size="8pt" style:font-size-asian="8pt" style:font-name-complex="Arial"/>
    </style:style>
    <style:style style:name="M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MT5"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0075in" fo:margin-left="0in" fo:margin-right="0in" fo:margin-bottom="0in" style:dynamic-spacing="true"/>
      </style:header-style>
      <style:footer-style>
        <style:header-footer-properties fo:min-height="-0.0075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
      <style:header-left>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left>
      <style:footer>
        <text:p text:style-name="MP2"><text:span text:style-name="Fuente_20_de_20_párrafo_20_predeter."><text:span text:style-name="MT3">Depto. </text:span></text:span><text:span text:style-name="Fuente_20_de_20_párrafo_20_predeter."><text:span text:style-name="MT4">Ingeniería de Computadores, Automática y Robótica</text:span></text:span><text:span text:style-name="Fuente_20_de_20_párrafo_20_predeter."><text:span text:style-name="MT1"> <text:s text:c="125"/></text:span></text:span><text:span text:style-name="Número_20_de_20_página"><text:s/></text:span><text:span text:style-name="Número_20_de_20_página"><text:page-number text:select-page="current">5</text:page-number></text:span></text:p>
      </style:footer>
      <style:footer-left>
        <text:p text:style-name="MP3"><text:span text:style-name="Número_20_de_20_página"><text:page-number text:select-page="current">6</text:page-number></text:span><text:span text:style-name="Número_20_de_20_página"><text:tab/><text:tab/><text:tab/><text:tab/> <text:s text:c="25"/></text:span><text:span text:style-name="Fuente_20_de_20_párrafo_20_predeter."><text:span text:style-name="MT3">Depto. </text:span></text:span><text:span text:style-name="Fuente_20_de_20_párrafo_20_predeter."><text:span text:style-name="MT4">Ingeniería de Computadores, Automática y Robótica</text:span></text:span></text:p>
      </style:footer-left>
    </style:master-page>
    <style:master-page style:name="MPF0" style:page-layout-name="Mpm3" draw:style-name="Mdp1" style:next-style-name="MP0">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Luis Javier Herrera</meta:initial-creator>
    <meta:creation-date>2021-02-16T17:19:00Z</meta:creation-date>
    <dc:date>2024-03-20T11:01:16.391307867</dc:date>
    <meta:print-date>2021-02-16T12:10:00Z</meta:print-date>
    <meta:editing-cycles>25</meta:editing-cycles>
    <meta:editing-duration>P2DT8H32M50S</meta:editing-duration>
    <meta:document-statistic meta:table-count="14" meta:image-count="6" meta:object-count="0" meta:page-count="7" meta:paragraph-count="85" meta:word-count="1726" meta:character-count="10796" meta:non-whitespace-character-count="8949"/>
    <meta:template xlink:type="simple" xlink:actuate="onRequest" xlink:title="" xlink:href="../../Plantillas_2021_22/BP0_Apellido1Apellido2Nombre_Y.odt/Normal"/>
  </office:meta>
</office:document-meta>
</file>